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1d78a2"/>
    </style:style>
    <style:style style:name="P2" style:family="paragraph" style:parent-style-name="Standard">
      <style:text-properties officeooo:rsid="001e4794" officeooo:paragraph-rsid="001e4794"/>
    </style:style>
    <style:style style:name="P3" style:family="paragraph" style:parent-style-name="Standard">
      <style:text-properties officeooo:paragraph-rsid="001e4794"/>
    </style:style>
    <style:style style:name="P4" style:family="paragraph" style:parent-style-name="Standard">
      <style:text-properties officeooo:rsid="001fdac3" officeooo:paragraph-rsid="0020706d"/>
    </style:style>
    <style:style style:name="P5" style:family="paragraph" style:parent-style-name="Standard">
      <style:text-properties officeooo:paragraph-rsid="0020706d"/>
    </style:style>
    <style:style style:name="P6" style:family="paragraph" style:parent-style-name="Standard">
      <style:text-properties officeooo:rsid="001fdac3" officeooo:paragraph-rsid="001fdac3"/>
    </style:style>
    <style:style style:name="P7" style:family="paragraph" style:parent-style-name="Standard">
      <style:text-properties officeooo:rsid="001fdac3" officeooo:paragraph-rsid="00214d6c"/>
    </style:style>
    <style:style style:name="P8" style:family="paragraph" style:parent-style-name="Standard">
      <style:text-properties officeooo:paragraph-rsid="001fdac3"/>
    </style:style>
    <style:style style:name="P9" style:family="paragraph" style:parent-style-name="Standard">
      <style:text-properties officeooo:rsid="0020fb43" officeooo:paragraph-rsid="0020fb43"/>
    </style:style>
    <style:style style:name="P10" style:family="paragraph" style:parent-style-name="Standard">
      <style:text-properties officeooo:paragraph-rsid="0020fb43"/>
    </style:style>
    <style:style style:name="P11" style:family="paragraph" style:parent-style-name="Standard">
      <style:text-properties officeooo:paragraph-rsid="00214d6c"/>
    </style:style>
    <style:style style:name="P12" style:family="paragraph" style:parent-style-name="Standard">
      <style:text-properties officeooo:rsid="00214d6c" officeooo:paragraph-rsid="00214d6c"/>
    </style:style>
    <style:style style:name="P13" style:family="paragraph" style:parent-style-name="Standard">
      <style:text-properties officeooo:rsid="0023b905" officeooo:paragraph-rsid="0023b905"/>
    </style:style>
    <style:style style:name="P14" style:family="paragraph" style:parent-style-name="Standard">
      <style:text-properties officeooo:rsid="001fdac3" officeooo:paragraph-rsid="0023b905"/>
    </style:style>
    <style:style style:name="P15" style:family="paragraph" style:parent-style-name="Standard">
      <style:text-properties officeooo:paragraph-rsid="0023b905"/>
    </style:style>
    <style:style style:name="P16" style:family="paragraph" style:parent-style-name="Standard">
      <style:text-properties officeooo:paragraph-rsid="00243a28"/>
    </style:style>
    <style:style style:name="P17" style:family="paragraph" style:parent-style-name="Standard">
      <style:text-properties officeooo:rsid="002b7330" officeooo:paragraph-rsid="002b7330"/>
    </style:style>
    <style:style style:name="P18" style:family="paragraph" style:parent-style-name="Standard">
      <style:text-properties officeooo:paragraph-rsid="00256e4d"/>
    </style:style>
    <style:style style:name="P19" style:family="paragraph" style:parent-style-name="Standard">
      <style:text-properties officeooo:rsid="001fdac3" officeooo:paragraph-rsid="00256e4d"/>
    </style:style>
    <style:style style:name="P20" style:family="paragraph" style:parent-style-name="Standard">
      <style:text-properties officeooo:rsid="002c1e98" officeooo:paragraph-rsid="002c1e98"/>
    </style:style>
    <style:style style:name="P21" style:family="paragraph" style:parent-style-name="Standard">
      <style:text-properties style:font-name="Liberation Serif" officeooo:paragraph-rsid="00230d22"/>
    </style:style>
    <style:style style:name="P22" style:family="paragraph" style:parent-style-name="Preformatted_20_Text">
      <style:text-properties style:font-name="Liberation Serif" fo:font-size="12pt" officeooo:paragraph-rsid="00256e4d" style:font-size-asian="12pt" style:font-size-complex="12pt"/>
    </style:style>
    <style:style style:name="P23" style:family="paragraph" style:parent-style-name="Preformatted_20_Text">
      <style:text-properties fo:font-size="8pt" officeooo:paragraph-rsid="00230d22" style:font-size-asian="8pt" style:font-size-complex="8pt"/>
    </style:style>
    <style:style style:name="P24" style:family="paragraph" style:parent-style-name="Preformatted_20_Text">
      <style:text-properties fo:font-size="8pt" style:font-size-asian="8pt" style:font-size-complex="8pt"/>
    </style:style>
    <style:style style:name="P25" style:family="paragraph" style:parent-style-name="Preformatted_20_Text">
      <style:paragraph-properties fo:margin-top="0in" fo:margin-bottom="0.1965in" style:contextual-spacing="false"/>
      <style:text-properties fo:font-size="8pt" style:font-size-asian="8pt" style:font-size-complex="8pt"/>
    </style:style>
    <style:style style:name="P26" style:family="paragraph" style:parent-style-name="Standard">
      <style:text-properties style:font-name="Liberation Serif" officeooo:paragraph-rsid="00256e4d"/>
    </style:style>
    <style:style style:name="P27" style:family="paragraph" style:parent-style-name="Preformatted_20_Text">
      <style:text-properties fo:font-size="8pt" officeooo:paragraph-rsid="00256e4d" style:font-size-asian="8pt" style:font-size-complex="8pt"/>
    </style:style>
    <style:style style:name="P28" style:family="paragraph" style:parent-style-name="Preformatted_20_Text">
      <style:paragraph-properties fo:margin-top="0in" fo:margin-bottom="0.1965in" style:contextual-spacing="false"/>
    </style:style>
    <style:style style:name="P29" style:family="paragraph" style:parent-style-name="Standard">
      <style:text-properties officeooo:paragraph-rsid="00230d22"/>
    </style:style>
    <style:style style:name="P30" style:family="paragraph" style:parent-style-name="Standard">
      <style:text-properties officeooo:paragraph-rsid="00264cd4"/>
    </style:style>
    <style:style style:name="P31" style:family="paragraph" style:parent-style-name="Preformatted_20_Text">
      <style:text-properties fo:font-size="8pt" officeooo:paragraph-rsid="00264cd4" style:font-size-asian="8pt" style:font-size-complex="8pt"/>
    </style:style>
    <style:style style:name="P32" style:family="paragraph" style:parent-style-name="Standard">
      <style:text-properties fo:font-size="8pt" officeooo:paragraph-rsid="00230d22" style:font-size-asian="8pt" style:font-size-complex="8pt"/>
    </style:style>
    <style:style style:name="P33" style:family="paragraph" style:parent-style-name="Standard">
      <style:text-properties fo:font-size="8pt" officeooo:paragraph-rsid="00264cd4" style:font-size-asian="8pt" style:font-size-complex="8pt"/>
    </style:style>
    <style:style style:name="P34" style:family="paragraph" style:parent-style-name="Standard">
      <style:text-properties fo:font-size="12pt" officeooo:paragraph-rsid="00264cd4" style:font-size-asian="12pt" style:font-size-complex="12pt"/>
    </style:style>
    <style:style style:name="P35" style:family="paragraph" style:parent-style-name="Standard">
      <style:text-properties officeooo:rsid="002c5fde" officeooo:paragraph-rsid="002c5fde"/>
    </style:style>
    <style:style style:name="P36" style:family="paragraph" style:parent-style-name="Standard">
      <style:text-properties officeooo:rsid="00264cd4" officeooo:paragraph-rsid="00264cd4"/>
    </style:style>
    <style:style style:name="P37" style:family="paragraph" style:parent-style-name="Standard">
      <style:text-properties officeooo:rsid="002ea122" officeooo:paragraph-rsid="002ea122"/>
    </style:style>
    <style:style style:name="P38" style:family="paragraph" style:parent-style-name="Standard">
      <style:text-properties officeooo:rsid="003ca986" officeooo:paragraph-rsid="00471bb8"/>
    </style:style>
    <style:style style:name="P39" style:family="paragraph" style:parent-style-name="Text_20_body">
      <style:text-properties officeooo:rsid="004b79b0" officeooo:paragraph-rsid="004b79b0"/>
    </style:style>
    <style:style style:name="P40" style:family="paragraph" style:parent-style-name="Text_20_body">
      <style:text-properties officeooo:rsid="002ea122" officeooo:paragraph-rsid="002ea122"/>
    </style:style>
    <style:style style:name="P41" style:family="paragraph" style:parent-style-name="Text_20_body">
      <style:text-properties officeooo:rsid="002b7330" officeooo:paragraph-rsid="002b7330"/>
    </style:style>
    <style:style style:name="T1" style:family="text">
      <style:text-properties officeooo:rsid="001d78a2"/>
    </style:style>
    <style:style style:name="T2" style:family="text">
      <style:text-properties officeooo:rsid="000014bd"/>
    </style:style>
    <style:style style:name="T3" style:family="text">
      <style:text-properties officeooo:rsid="001e4794"/>
    </style:style>
    <style:style style:name="T4" style:family="text">
      <style:text-properties officeooo:rsid="001fdac3"/>
    </style:style>
    <style:style style:name="T5" style:family="text">
      <style:text-properties officeooo:rsid="0020706d"/>
    </style:style>
    <style:style style:name="T6" style:family="text">
      <style:text-properties officeooo:rsid="0020fb43"/>
    </style:style>
    <style:style style:name="T7" style:family="text">
      <style:text-properties officeooo:rsid="00214d6c"/>
    </style:style>
    <style:style style:name="T8" style:family="text">
      <style:text-properties officeooo:rsid="0023b905"/>
    </style:style>
    <style:style style:name="T9" style:family="text">
      <style:text-properties officeooo:rsid="00243a28"/>
    </style:style>
    <style:style style:name="T10" style:family="text">
      <style:text-properties officeooo:rsid="00256e4d"/>
    </style:style>
    <style:style style:name="T11" style:family="text">
      <style:text-properties fo:font-size="8pt" style:font-size-asian="8pt" style:font-size-complex="8pt"/>
    </style:style>
    <style:style style:name="T12" style:family="text">
      <style:text-properties officeooo:rsid="00264cd4"/>
    </style:style>
    <style:style style:name="T13" style:family="text">
      <style:text-properties officeooo:rsid="002c1e98"/>
    </style:style>
    <style:style style:name="T14" style:family="text">
      <style:text-properties officeooo:rsid="002f6781"/>
    </style:style>
    <style:style style:name="T15" style:family="text">
      <style:text-properties officeooo:rsid="00351be9"/>
    </style:style>
    <style:style style:name="T16" style:family="text">
      <style:text-properties officeooo:rsid="003b00e1"/>
    </style:style>
    <style:style style:name="T17" style:family="text">
      <style:text-properties officeooo:rsid="003444f3"/>
    </style:style>
    <style:style style:name="T18" style:family="text">
      <style:text-properties officeooo:rsid="0030cfce"/>
    </style:style>
    <style:style style:name="T19" style:family="text">
      <style:text-properties officeooo:rsid="0032adfc"/>
    </style:style>
    <style:style style:name="T20" style:family="text">
      <style:text-properties officeooo:rsid="0036a0c6"/>
    </style:style>
    <style:style style:name="T21" style:family="text">
      <style:text-properties officeooo:rsid="00389173"/>
    </style:style>
    <style:style style:name="T22" style:family="text">
      <style:text-properties officeooo:rsid="007fd9d1"/>
    </style:style>
    <style:style style:name="T23" style:family="text">
      <style:text-properties officeooo:rsid="00812f0f"/>
    </style:style>
    <style:style style:name="T24" style:family="text">
      <style:text-properties officeooo:rsid="0084dc35"/>
    </style:style>
    <style:style style:name="T25" style:family="text">
      <style:text-properties officeooo:rsid="00379b01"/>
    </style:style>
    <style:style style:name="T26" style:family="text">
      <style:text-properties officeooo:rsid="008962a2"/>
    </style:style>
    <style:style style:name="T27" style:family="text">
      <style:text-properties officeooo:rsid="00395e51"/>
    </style:style>
    <style:style style:name="T28" style:family="text">
      <style:text-properties officeooo:rsid="0081ce56"/>
    </style:style>
    <style:style style:name="T29" style:family="text">
      <style:text-properties officeooo:rsid="008a65c8"/>
    </style:style>
    <style:style style:name="T30" style:family="text">
      <style:text-properties officeooo:rsid="00471bb8"/>
    </style:style>
    <style:style style:name="T31" style:family="text">
      <style:text-properties officeooo:rsid="004297be"/>
    </style:style>
    <style:style style:name="T32" style:family="text">
      <style:text-properties officeooo:rsid="0048059b"/>
    </style:style>
    <style:style style:name="T33" style:family="text">
      <style:text-properties officeooo:rsid="003d19d7"/>
    </style:style>
    <style:style style:name="T34" style:family="text">
      <style:text-properties officeooo:rsid="00434fb5"/>
    </style:style>
    <style:style style:name="T35" style:family="text">
      <style:text-properties officeooo:rsid="00448b85"/>
    </style:style>
    <style:style style:name="T36" style:family="text">
      <style:text-properties officeooo:rsid="003edb78"/>
    </style:style>
    <style:style style:name="T37" style:family="text">
      <style:text-properties officeooo:rsid="0044f7fe"/>
    </style:style>
    <style:style style:name="T38" style:family="text">
      <style:text-properties officeooo:rsid="003fa2c9"/>
    </style:style>
    <style:style style:name="T39" style:family="text">
      <style:text-properties officeooo:rsid="004683e6"/>
    </style:style>
    <style:style style:name="T40" style:family="text">
      <style:text-properties officeooo:rsid="004879de"/>
    </style:style>
    <style:style style:name="T41" style:family="text">
      <style:text-properties officeooo:rsid="005f1e84"/>
    </style:style>
    <style:style style:name="T42" style:family="text">
      <style:text-properties officeooo:rsid="0060fde6"/>
    </style:style>
    <style:style style:name="T43" style:family="text">
      <style:text-properties officeooo:rsid="004d34ff"/>
    </style:style>
    <style:style style:name="T44" style:family="text">
      <style:text-properties officeooo:rsid="0064e20a"/>
    </style:style>
    <style:style style:name="T45" style:family="text">
      <style:text-properties officeooo:rsid="004d4260"/>
    </style:style>
    <style:style style:name="T46" style:family="text">
      <style:text-properties officeooo:rsid="0066b609"/>
    </style:style>
    <style:style style:name="T47" style:family="text">
      <style:text-properties officeooo:rsid="0071e93d"/>
    </style:style>
    <style:style style:name="T48" style:family="text">
      <style:text-properties officeooo:rsid="004d475b"/>
    </style:style>
    <style:style style:name="T49" style:family="text">
      <style:text-properties officeooo:rsid="004fe9fb"/>
    </style:style>
    <style:style style:name="T50" style:family="text">
      <style:text-properties officeooo:rsid="006927c1"/>
    </style:style>
    <style:style style:name="T51" style:family="text">
      <style:text-properties officeooo:rsid="00731ee2"/>
    </style:style>
    <style:style style:name="T52" style:family="text">
      <style:text-properties officeooo:rsid="00736f11"/>
    </style:style>
    <style:style style:name="T53" style:family="text">
      <style:text-properties officeooo:rsid="006a87e0"/>
    </style:style>
    <style:style style:name="T54" style:family="text">
      <style:text-properties officeooo:rsid="006b24b9"/>
    </style:style>
    <style:style style:name="T55" style:family="text">
      <style:text-properties officeooo:rsid="00523d81"/>
    </style:style>
    <style:style style:name="T56" style:family="text">
      <style:text-properties officeooo:rsid="0053e06b"/>
    </style:style>
    <style:style style:name="T57" style:family="text">
      <style:text-properties officeooo:rsid="00565742"/>
    </style:style>
    <style:style style:name="T58" style:family="text">
      <style:text-properties officeooo:rsid="00510759"/>
    </style:style>
    <style:style style:name="T59" style:family="text">
      <style:text-properties officeooo:rsid="00542fbf"/>
    </style:style>
    <style:style style:name="T60" style:family="text">
      <style:text-properties officeooo:rsid="0055b11d"/>
    </style:style>
    <style:style style:name="T61" style:family="text">
      <style:text-properties officeooo:rsid="006f210f"/>
    </style:style>
    <style:style style:name="T62" style:family="text">
      <style:text-properties officeooo:rsid="006e48b6"/>
    </style:style>
    <style:style style:name="T63" style:family="text">
      <style:text-properties officeooo:rsid="006be754"/>
    </style:style>
    <style:style style:name="T64" style:family="text">
      <style:text-properties officeooo:rsid="006d0396"/>
    </style:style>
    <style:style style:name="T65" style:family="text">
      <style:text-properties officeooo:rsid="00586c87"/>
    </style:style>
    <style:style style:name="T66" style:family="text">
      <style:text-properties officeooo:rsid="0059b841"/>
    </style:style>
    <style:style style:name="T67" style:family="text">
      <style:text-properties officeooo:rsid="005aabf0"/>
    </style:style>
    <style:style style:name="T68" style:family="text">
      <style:text-properties officeooo:rsid="005aca36"/>
    </style:style>
    <style:style style:name="T69" style:family="text">
      <style:text-properties officeooo:rsid="005caec4"/>
    </style:style>
    <style:style style:name="T70" style:family="text">
      <style:text-properties officeooo:rsid="005d93cf"/>
    </style:style>
    <style:style style:name="T71" style:family="text">
      <style:text-properties officeooo:rsid="0071af38"/>
    </style:style>
    <style:style style:name="T72" style:family="text">
      <style:text-properties officeooo:rsid="0076e2a7"/>
    </style:style>
    <style:style style:name="T73" style:family="text">
      <style:text-properties officeooo:rsid="007616a1"/>
    </style:style>
    <style:style style:name="T74" style:family="text">
      <style:text-properties officeooo:rsid="0074c012"/>
    </style:style>
    <style:style style:name="T75" style:family="text">
      <style:text-properties officeooo:rsid="0078c200"/>
    </style:style>
    <style:style style:name="T76" style:family="text">
      <style:text-properties officeooo:rsid="0079c6f0"/>
    </style:style>
    <style:style style:name="T77" style:family="text">
      <style:text-properties officeooo:rsid="007aa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3</text:span> Assignment <text:span text:style-name="T1">3</text:span></text:p>
      <text:p text:style-name="P1"><text:span text:style-name="T2">February </text:span><text:span text:style-name="T1">10</text:span>, 2025</text:p>
      <text:p text:style-name="P1"/>
      <text:h text:style-name="Heading_20_1" text:outline-level="1">1. Provide the domain name, top-level domain, subdomain, and the root domain of this address? (applies to numbers 1 through 6 above).</text:h>
      <text:p text:style-name="Standard"/>
      <text:p text:style-name="P1">1. www.wikipedia.org</text:p>
      <text:p text:style-name="P2">Domain name: wikipedia</text:p>
      <text:p text:style-name="P2">Top level domain: .org</text:p>
      <text:p text:style-name="P2">Subdomain: www</text:p>
      <text:p text:style-name="P3"><text:span text:style-name="T3">Root domain: wikipedia.org</text:span></text:p>
      <text:p text:style-name="P2"/>
      <text:p text:style-name="P1">2. www.cnn.com</text:p>
      <text:p text:style-name="P2">Domain name: cnn</text:p>
      <text:p text:style-name="P2">Top level domain: .com</text:p>
      <text:p text:style-name="P2">Subdomain: www</text:p>
      <text:p text:style-name="P2">Root domain: cnn.com</text:p>
      <text:p text:style-name="P1"/>
      <text:p text:style-name="P1">3. www.foxnews.com</text:p>
      <text:p text:style-name="P2">Domain name: foxnews</text:p>
      <text:p text:style-name="P2">Top level domain: .com</text:p>
      <text:p text:style-name="P2">Subdomain: www</text:p>
      <text:p text:style-name="P2">Root domain: foxnews.com</text:p>
      <text:p text:style-name="P2"/>
      <text:p text:style-name="P1">4. www.aleae.com</text:p>
      <text:p text:style-name="P2">Domain name: aleae</text:p>
      <text:p text:style-name="P2">Top level domain: .com</text:p>
      <text:p text:style-name="P2">Subdomain: www</text:p>
      <text:p text:style-name="P2">Root domain: aleae.com</text:p>
      <text:p text:style-name="P2"/>
      <text:p text:style-name="P1">5. www.amazon.com</text:p>
      <text:p text:style-name="P2">Domain name: amazon</text:p>
      <text:p text:style-name="P2">Top level domain: .com</text:p>
      <text:p text:style-name="P2">Subdomain: www</text:p>
      <text:p text:style-name="P2">Root domain: amazon.com</text:p>
      <text:p text:style-name="P2"/>
      <text:p text:style-name="P1">6. www.google.com</text:p>
      <text:p text:style-name="P2">Domain name: google</text:p>
      <text:p text:style-name="P2">Top level domain: .com</text:p>
      <text:p text:style-name="P2">Subdomain: www</text:p>
      <text:p text:style-name="P2">Root domain: google.com</text:p>
      <text:p text:style-name="P2"/>
      <text:h text:style-name="Heading_20_1" text:outline-level="1"><text:soft-page-break/>2. To what CIDR-block does the address’s resolved IP address belong and who owns the CIDR-block? (applies to all 1 through 11 above)</text:h>
      <text:h text:style-name="Heading_20_2" text:outline-level="2">1. www.wikipedia.org</text:h>
      <text:p text:style-name="P4"/>
      <text:p text:style-name="P5"><text:span text:style-name="T4">% nslookup www.wikipedia.org</text:span></text:p>
      <text:p text:style-name="P6">www.wikipedia.org<text:tab/>canonical name = dyna.wikimedia.org.</text:p>
      <text:p text:style-name="P6">Name:<text:tab/>dyna.wikimedia.org</text:p>
      <text:p text:style-name="P6">Address: 208.80.154.224</text:p>
      <text:p text:style-name="P6"/>
      <text:p text:style-name="P7"><text:span text:style-name="T5">% </text:span>whois 208.80.154.224<text:line-break/>NetRange: <text:s text:c="6"/>208.80.152.0 - 208.80.155.255</text:p>
      <text:p text:style-name="P6">CIDR: <text:s text:c="10"/>208.80.152.0/22</text:p>
      <text:p text:style-name="P6">Organization: <text:s text:c="2"/>Wikimedia Foundation Inc. (WIKIM)</text:p>
      <text:p text:style-name="P8"/>
      <text:h text:style-name="Heading_20_2" text:outline-level="2">2. www.cnn.com</text:h>
      <text:p text:style-name="P9"/>
      <text:p text:style-name="P9">% nslookup www.cnn.com</text:p>
      <text:p text:style-name="P9">Server:<text:tab/><text:tab/>192.168.1.1</text:p>
      <text:p text:style-name="P9">Address:<text:tab/>192.168.1.1#53</text:p>
      <text:p text:style-name="P9"/>
      <text:p text:style-name="P9">Non-authoritative answer:</text:p>
      <text:p text:style-name="P9">www.cnn.com<text:tab/>canonical name = cnn-tls.map.fastly.net.</text:p>
      <text:p text:style-name="P9">Name:<text:tab/>cnn-tls.map.fastly.net</text:p>
      <text:p text:style-name="P9">Address: 151.101.3.5</text:p>
      <text:p text:style-name="P9">Name:<text:tab/>cnn-tls.map.fastly.net</text:p>
      <text:p text:style-name="P9">Address: 151.101.67.5</text:p>
      <text:p text:style-name="P9">Name:<text:tab/>cnn-tls.map.fastly.net</text:p>
      <text:p text:style-name="P9">Address: 151.101.131.5</text:p>
      <text:p text:style-name="P9">Name:<text:tab/>cnn-tls.map.fastly.net</text:p>
      <text:p text:style-name="P9">Address: 151.101.195.5</text:p>
      <text:p text:style-name="P9"/>
      <text:p text:style-name="P9">% whois 151.101.3.5</text:p>
      <text:p text:style-name="P9">NetRange: <text:s text:c="6"/>151.101.0.0 - 151.101.255.255</text:p>
      <text:p text:style-name="P9">CIDR: <text:s text:c="10"/>151.101.0.0/16</text:p>
      <text:p text:style-name="P10"><text:span text:style-name="T6">Organization: <text:s text:c="2"/>Fastly, Inc. (SKYCA-3)</text:span></text:p>
      <text:p text:style-name="P10"/>
      <text:h text:style-name="Heading_20_2" text:outline-level="2">3. www.foxnews.com</text:h>
      <text:p text:style-name="P1"/>
      <text:p text:style-name="P1">% nslookup www.foxnews.com</text:p>
      <text:p text:style-name="P1">Server:<text:tab/><text:tab/>192.168.1.1</text:p>
      <text:p text:style-name="P1">Address:<text:tab/>192.168.1.1#53</text:p>
      <text:p text:style-name="P1"><text:soft-page-break/></text:p>
      <text:p text:style-name="P1">Non-authoritative answer:</text:p>
      <text:p text:style-name="P1">www.foxnews.com<text:tab/>canonical name = j.sni.global.fastly.net.</text:p>
      <text:p text:style-name="P1">Name:<text:tab/>j.sni.global.fastly.net</text:p>
      <text:p text:style-name="P1">Address: 151.101.66.132</text:p>
      <text:p text:style-name="P1">Name:<text:tab/>j.sni.global.fastly.net</text:p>
      <text:p text:style-name="P1">Address: 151.101.2.132</text:p>
      <text:p text:style-name="P1">Name:<text:tab/>j.sni.global.fastly.net</text:p>
      <text:p text:style-name="P1">Address: 151.101.194.132</text:p>
      <text:p text:style-name="P1">Name:<text:tab/>j.sni.global.fastly.net</text:p>
      <text:p text:style-name="P1">Address: 151.101.130.132</text:p>
      <text:p text:style-name="P1"/>
      <text:p text:style-name="P9">% whois 151.101.66.132</text:p>
      <text:p text:style-name="P9">NetRange: <text:s text:c="6"/>151.101.0.0 - 151.101.255.255</text:p>
      <text:p text:style-name="P9">CIDR: <text:s text:c="10"/>151.101.0.0/16</text:p>
      <text:p text:style-name="P9">Organization: <text:s text:c="2"/>Fastly, Inc. (SKYCA-3)</text:p>
      <text:p text:style-name="P9"/>
      <text:h text:style-name="Heading_20_2" text:outline-level="2">4. www.aleae.com</text:h>
      <text:p text:style-name="P1"/>
      <text:p text:style-name="P1">% nslookup www.aleae.com</text:p>
      <text:p text:style-name="P1">Server:<text:tab/><text:tab/>192.168.1.1</text:p>
      <text:p text:style-name="P1">Address:<text:tab/>192.168.1.1#53</text:p>
      <text:p text:style-name="P1"/>
      <text:p text:style-name="P1">Non-authoritative answer:</text:p>
      <text:p text:style-name="P1">www.aleae.com<text:tab/>canonical name = aleae.com.</text:p>
      <text:p text:style-name="P1">Name:<text:tab/>aleae.com</text:p>
      <text:p text:style-name="P1">Address: 216.92.179.155</text:p>
      <text:p text:style-name="P1"/>
      <text:p text:style-name="P10">% <text:span text:style-name="T6">whois 216.92.179.155</text:span></text:p>
      <text:p text:style-name="P10">NetRange: <text:s text:c="6"/>216.92.0.0 - 216.92.255.255</text:p>
      <text:p text:style-name="P10">CIDR: <text:s text:c="10"/>216.92.0.0/16</text:p>
      <text:p text:style-name="P10">Organization: <text:s text:c="2"/>pair Networks (PAIR)</text:p>
      <text:p text:style-name="P1"/>
      <text:h text:style-name="Heading_20_2" text:outline-level="2">5. www.amazon.com</text:h>
      <text:p text:style-name="P1">% nslookup www.amazon.com</text:p>
      <text:p text:style-name="P1">Server:<text:tab/><text:tab/>192.168.1.1</text:p>
      <text:p text:style-name="P1">Address:<text:tab/>192.168.1.1#53</text:p>
      <text:p text:style-name="P1"/>
      <text:p text:style-name="P1">Non-authoritative answer:</text:p>
      <text:p text:style-name="P1">www.amazon.com<text:tab/>canonical name = tp.47cf2c8c9-frontier.amazon.com.</text:p>
      <text:p text:style-name="P1">tp.47cf2c8c9-frontier.amazon.com<text:tab/>canonical name = d3ag4hukkh62yn.cloudfront.net.</text:p>
      <text:p text:style-name="P1">Name:<text:tab/>d3ag4hukkh62yn.cloudfront.net</text:p>
      <text:p text:style-name="P1">Address: 18.164.127.29</text:p>
      <text:p text:style-name="P1"/>
      <text:p text:style-name="P10">% <text:span text:style-name="T6">whois 18.164.127.29</text:span></text:p>
      <text:p text:style-name="P10">NetRange: <text:s text:c="6"/>18.32.0.0 - 18.255.255.255</text:p>
      <text:p text:style-name="P10"><text:soft-page-break/>CIDR: <text:s text:c="10"/>18.128.0.0/9, 18.32.0.0/11, 18.64.0.0/10</text:p>
      <text:p text:style-name="P10">Organization: <text:s text:c="2"/>Amazon Technologies Inc. (AT-88-Z)</text:p>
      <text:p text:style-name="P1"/>
      <text:h text:style-name="Heading_20_2" text:outline-level="2">6. www.google.com</text:h>
      <text:p text:style-name="P1"/>
      <text:p text:style-name="P1">% nslookup google.com</text:p>
      <text:p text:style-name="P1">Server:<text:tab/><text:tab/>192.168.1.1</text:p>
      <text:p text:style-name="P1">Address:<text:tab/>192.168.1.1#53</text:p>
      <text:p text:style-name="P1"/>
      <text:p text:style-name="P1">Non-authoritative answer:</text:p>
      <text:p text:style-name="P1">Name:<text:tab/>google.com</text:p>
      <text:p text:style-name="P1">Address: 142.251.40.206</text:p>
      <text:p text:style-name="P1"/>
      <text:p text:style-name="P11">% <text:span text:style-name="T7">whois 142.251.40.206</text:span></text:p>
      <text:p text:style-name="P11">NetRange: <text:s text:c="6"/>142.250.0.0 - 142.251.255.255</text:p>
      <text:p text:style-name="P11">CIDR: <text:s text:c="10"/>142.250.0.0/15</text:p>
      <text:p text:style-name="P11">Organization: <text:s text:c="2"/>Google LLC (GOGL)</text:p>
      <text:p text:style-name="P1"/>
      <text:h text:style-name="Heading_20_2" text:outline-level="2">7. 23.55.27.118</text:h>
      <text:p text:style-name="P1"/>
      <text:p text:style-name="P11">% <text:span text:style-name="T7">whois 23.55.27.118</text:span></text:p>
      <text:p text:style-name="P11"/>
      <text:p text:style-name="P11">NetRange: <text:s text:c="6"/>23.32.0.0 - 23.67.255.255</text:p>
      <text:p text:style-name="P11">CIDR: <text:s text:c="10"/>23.32.0.0/11, 23.64.0.0/14</text:p>
      <text:p text:style-name="P11">Organization: <text:s text:c="2"/>Akamai Technologies, Inc. (AKAMAI)</text:p>
      <text:p text:style-name="P1"/>
      <text:h text:style-name="Heading_20_2" text:outline-level="2">8. 104.112.42.112</text:h>
      <text:p text:style-name="P1"/>
      <text:p text:style-name="P12">% whois 104.112.42.112</text:p>
      <text:p text:style-name="P1"/>
      <text:p text:style-name="P1">NetRange: <text:s text:c="6"/>104.64.0.0 - 104.127.255.255</text:p>
      <text:p text:style-name="P1">CIDR: <text:s text:c="10"/>104.64.0.0/10</text:p>
      <text:p text:style-name="P1">Organization: <text:s text:c="2"/>Akamai Technologies, Inc. (AKAMAI)</text:p>
      <text:p text:style-name="P1"/>
      <text:h text:style-name="Heading_20_2" text:outline-level="2">9. 216.58.219.196</text:h>
      <text:p text:style-name="P1"/>
      <text:p text:style-name="P11">% <text:span text:style-name="T7">whois 216.58.219.196</text:span></text:p>
      <text:p text:style-name="P1"/>
      <text:p text:style-name="P1">NetRange: <text:s text:c="6"/>216.58.192.0 - 216.58.223.255</text:p>
      <text:p text:style-name="P1">CIDR: <text:s text:c="10"/>216.58.192.0/19</text:p>
      <text:p text:style-name="P1">Organization: <text:s text:c="2"/>Google LLC (GOGL)</text:p>
      <text:p text:style-name="P1"/>
      <text:h text:style-name="Heading_20_2" text:outline-level="2"><text:soft-page-break/>10. 23.46.57.18</text:h>
      <text:p text:style-name="P1"/>
      <text:p text:style-name="P11">% <text:span text:style-name="T7">whois 23.46.57.18</text:span></text:p>
      <text:p text:style-name="P1"/>
      <text:p text:style-name="P1">NetRange: <text:s text:c="6"/>23.32.0.0 - 23.67.255.255</text:p>
      <text:p text:style-name="P1">CIDR: <text:s text:c="10"/>23.64.0.0/14, 23.32.0.0/11</text:p>
      <text:p text:style-name="P1">Organization: <text:s text:c="2"/>Akamai Technologies, Inc. (AKAMAI)</text:p>
      <text:p text:style-name="P1"/>
      <text:h text:style-name="Heading_20_2" text:outline-level="2">11. 128.244.42.5</text:h>
      <text:p text:style-name="P1"/>
      <text:p text:style-name="P11">% <text:span text:style-name="T7">whois 128.244.42.5</text:span></text:p>
      <text:p text:style-name="P11"/>
      <text:p text:style-name="P11">NetRange: <text:s text:c="6"/>128.244.0.0 - 128.244.255.255</text:p>
      <text:p text:style-name="P11">CIDR: <text:s text:c="10"/>128.244.0.0/16</text:p>
      <text:p text:style-name="P11">Organization: <text:s text:c="2"/>Johns Hopkins University Applied Physics Laboratory (JHUAPL)</text:p>
      <text:p text:style-name="P1"/>
      <text:p text:style-name="P1"/>
      <text:h text:style-name="Heading_20_1" text:outline-level="1">3. What is the country of origin for the address? (applies to all 1 through 11 above)</text:h>
      <text:p text:style-name="P13">Using <text:a xlink:type="simple" xlink:href="https://dnschecker.org/ip-location.php" text:style-name="Internet_20_link" text:visited-style-name="Visited_20_Internet_20_Link">https://dnschecker.org/ip-location.php</text:a> to find the geolocation of the IP addresses</text:p>
      <text:p text:style-name="P13"/>
      <text:p text:style-name="P1">1. www.wikipedia.org</text:p>
      <text:p text:style-name="P14">208.80.154.224 <text:span text:style-name="T8">is in the US</text:span></text:p>
      <text:p text:style-name="P1"/>
      <text:p text:style-name="P1">2. www.cnn.com</text:p>
      <text:p text:style-name="P15"><text:span text:style-name="T6">151.101.3.5 </text:span><text:span text:style-name="T8">is in the US</text:span></text:p>
      <text:p text:style-name="P1"/>
      <text:p text:style-name="P1">3. www.foxnews.com</text:p>
      <text:p text:style-name="P15">151.101.66.132 <text:span text:style-name="T8">is in the US</text:span></text:p>
      <text:p text:style-name="P1"/>
      <text:p text:style-name="P1">4. www.aleae.com</text:p>
      <text:p text:style-name="P1">216.92.179.155 <text:span text:style-name="T8">is in the US</text:span></text:p>
      <text:p text:style-name="P1"/>
      <text:p text:style-name="P1">5. www.amazon.com</text:p>
      <text:p text:style-name="P15">18.164.127.29 <text:span text:style-name="T8">is in the US</text:span></text:p>
      <text:p text:style-name="P1"/>
      <text:p text:style-name="P1">6. www.google.com</text:p>
      <text:p text:style-name="P15">142.251.40.206 <text:span text:style-name="T8">is in the US</text:span></text:p>
      <text:p text:style-name="P1"/>
      <text:p text:style-name="P1">7. 23.55.27.118</text:p>
      <text:p text:style-name="P16">23.55.27.118 <text:span text:style-name="T9">is in India</text:span></text:p>
      <text:p text:style-name="P16"/>
      <text:p text:style-name="P1">8. 104.112.42.112</text:p>
      <text:p text:style-name="P16">104.112.42.112 <text:span text:style-name="T9">is in the US</text:span></text:p>
      <text:p text:style-name="P1"><text:soft-page-break/></text:p>
      <text:p text:style-name="P1">9. 216.58.219.196</text:p>
      <text:p text:style-name="P16">216.58.219.196 <text:span text:style-name="T9">is in the US</text:span></text:p>
      <text:p text:style-name="P1"/>
      <text:p text:style-name="P1">10. 23.46.57.18</text:p>
      <text:p text:style-name="P16">23.46.57.18 <text:span text:style-name="T9">is in Japan</text:span></text:p>
      <text:p text:style-name="P1"/>
      <text:p text:style-name="P1">11. 128.244.42.5</text:p>
      <text:p text:style-name="P16">128.244.42.5 <text:span text:style-name="T9">is in the US</text:span></text:p>
      <text:h text:style-name="Heading_20_1" text:outline-level="1">4. To what Autonomous System does it belong? (applies to all 1 through 11 above)</text:h>
      <text:p text:style-name="P17">Using <text:a xlink:type="simple" xlink:href="https://bgpview.io/ip" text:style-name="Internet_20_link" text:visited-style-name="Visited_20_Internet_20_Link">https://bgpview.io/ip</text:a> to find the ASN for each IP</text:p>
      <text:p text:style-name="P17"/>
      <text:p text:style-name="P18">1. www.wikipedia.org</text:p>
      <text:p text:style-name="P19">208.80.154.224 <text:span text:style-name="T10">has the ASN AS14907</text:span></text:p>
      <text:p text:style-name="P18"/>
      <text:p text:style-name="P18">2. www.cnn.com</text:p>
      <text:p text:style-name="P18"><text:span text:style-name="T6">151.101.3.5 </text:span><text:span text:style-name="T10">has the ASN AS54113</text:span></text:p>
      <text:p text:style-name="P18"/>
      <text:p text:style-name="P18">3. www.foxnews.com</text:p>
      <text:p text:style-name="P18">151.101.66.132 <text:span text:style-name="T10">has the ASN AS54113</text:span></text:p>
      <text:p text:style-name="P18"/>
      <text:p text:style-name="P18">4. www.aleae.com</text:p>
      <text:p text:style-name="P18">216.92.179.155 <text:span text:style-name="T10">has the ASN AS7859</text:span></text:p>
      <text:p text:style-name="P18"/>
      <text:p text:style-name="P18">5. www.amazon.com</text:p>
      <text:p text:style-name="P18">18.164.127.29 <text:span text:style-name="T10">has the ASN AS16509</text:span></text:p>
      <text:p text:style-name="P18"/>
      <text:p text:style-name="P18">6. www.google.com</text:p>
      <text:p text:style-name="P18">142.251.40.206 <text:span text:style-name="T10">has the ASN AS15169</text:span></text:p>
      <text:p text:style-name="P18"/>
      <text:p text:style-name="P18">7. 23.55.27.118</text:p>
      <text:p text:style-name="P18">23.55.27.118 <text:span text:style-name="T10">has the ASN AS55836</text:span></text:p>
      <text:p text:style-name="P18"/>
      <text:p text:style-name="P18">8. 104.112.42.112</text:p>
      <text:p text:style-name="P18">104.112.42.112 <text:span text:style-name="T10">has the ASN AS20940</text:span></text:p>
      <text:p text:style-name="P18"/>
      <text:p text:style-name="P18">9. 216.58.219.196</text:p>
      <text:p text:style-name="P18">216.58.219.196 <text:span text:style-name="T10">has the ASN AS15169</text:span></text:p>
      <text:p text:style-name="P18"/>
      <text:p text:style-name="P18">10. 23.46.57.18</text:p>
      <text:p text:style-name="P18">23.46.57.18 <text:span text:style-name="T10">has the ASN AS16625</text:span></text:p>
      <text:p text:style-name="P18"/>
      <text:p text:style-name="P18">11. 128.244.42.5</text:p>
      <text:p text:style-name="P18">128.244.42.5 <text:span text:style-name="T10">has the ASN AS77</text:span></text:p>
      <text:p text:style-name="P1"/>
      <text:h text:style-name="Heading_20_1" text:outline-level="1"><text:soft-page-break/>5. Run Traceroute and list the path and (latency per hop) from your system to the address? Note: if home router prevents traceroute to run successful against 1 through 11 above, can use on-line traceroute utilities that start from a different router to answer this question. (applies to all 1 through 11 above)</text:h>
      <text:p text:style-name="P20">Using <text:a xlink:type="simple" xlink:href="https://dnschecker.org/online-traceroute.php" text:style-name="Internet_20_link" text:visited-style-name="Visited_20_Internet_20_Link">https://dnschecker.org/online-traceroute.php</text:a> to run traceroute</text:p>
      <text:p text:style-name="P20"/>
      <text:p text:style-name="P21">1. www.wikipedia.org</text:p>
      <text:p text:style-name="P22">% <text:span text:style-name="T10">traceroute </text:span><text:span text:style-name="T4">208.80.154.224</text:span></text:p>
      <text:p text:style-name="P23">Start: 2025-02-12T01:47:32+0500</text:p>
      <text:p text:style-name="P24">HOST: DNSChecker.org <text:s text:c="43"/>Loss% <text:s text:c="2"/>Snt <text:s text:c="2"/>Last <text:s text:c="2"/>Avg <text:s/>Best <text:s/>Wrst StDev</text:p>
      <text:p text:style-name="P24"><text:s text:c="2"/>1.|-- ??? <text:s text:c="54"/>100.0 <text:s text:c="4"/>3 <text:s text:c="3"/>0.0 <text:s text:c="2"/>0.0 <text:s text:c="2"/>0.0 <text:s text:c="2"/>0.0 <text:s text:c="2"/>0.0</text:p>
      <text:p text:style-name="P24"><text:s text:c="2"/>2.|-- 10.74.132.45 <text:s text:c="46"/>0.0% <text:s text:c="4"/>3 <text:s text:c="3"/>0.5 <text:s text:c="2"/>3.2 <text:s text:c="2"/>0.4 <text:s text:c="2"/>8.8 <text:s text:c="2"/>4.8</text:p>
      <text:p text:style-name="P24"><text:s text:c="2"/>3.|-- 138.197.248.252 <text:s text:c="43"/>0.0% <text:s text:c="4"/>3 <text:s text:c="3"/>0.9 <text:s text:c="2"/>1.0 <text:s text:c="2"/>0.9 <text:s text:c="2"/>1.2 <text:s text:c="2"/>0.2</text:p>
      <text:p text:style-name="P24"><text:s text:c="2"/>4.|-- 143.244.192.164 <text:s text:c="43"/>0.0% <text:s text:c="4"/>3 <text:s text:c="3"/>0.4 <text:s text:c="2"/>0.5 <text:s text:c="2"/>0.3 <text:s text:c="2"/>0.8 <text:s text:c="2"/>0.3</text:p>
      <text:p text:style-name="P24"><text:s text:c="2"/>5.|-- 143.244.225.94 <text:s text:c="44"/>0.0% <text:s text:c="4"/>3 <text:s text:c="3"/>1.1 <text:s text:c="2"/>1.1 <text:s text:c="2"/>0.9 <text:s text:c="2"/>1.2 <text:s text:c="2"/>0.1</text:p>
      <text:p text:style-name="P24"><text:s text:c="2"/>6.|-- 143.244.225.25 <text:s text:c="44"/>0.0% <text:s text:c="4"/>3 <text:s text:c="3"/>0.6 <text:s text:c="2"/>0.7 <text:s text:c="2"/>0.6 <text:s text:c="2"/>0.9 <text:s text:c="2"/>0.2</text:p>
      <text:p text:style-name="P24"><text:s text:c="2"/>7.|-- ae-18.a01.nwrknj03.us.bb.gin.ntt.net (157.238.227.80) <text:s text:c="4"/>33.3% <text:s text:c="4"/>3 <text:s text:c="3"/>0.8 <text:s text:c="2"/>0.8 <text:s text:c="2"/>0.8 <text:s text:c="2"/>0.9 <text:s text:c="2"/>0.1</text:p>
      <text:p text:style-name="P24"><text:s text:c="2"/>8.|-- ae-1.r23.nwrknj03.us.bb.gin.ntt.net (129.250.3.24) <text:s text:c="8"/>0.0% <text:s text:c="4"/>3 <text:s text:c="3"/>0.9 <text:s text:c="2"/>1.1 <text:s text:c="2"/>0.9 <text:s text:c="2"/>1.3 <text:s text:c="2"/>0.2</text:p>
      <text:p text:style-name="P24"><text:s text:c="2"/>9.|-- ae-10.r24.chcgil09.us.bb.gin.ntt.net (129.250.2.166) <text:s text:c="6"/>0.0% <text:s text:c="4"/>3 <text:s text:c="2"/>17.5 <text:s/>17.6 <text:s/>17.5 <text:s/>17.6 <text:s text:c="2"/>0.1</text:p>
      <text:p text:style-name="P24"><text:s/>10.|-- ae-3.a05.chcgil09.us.bb.gin.ntt.net (129.250.4.7) <text:s text:c="9"/>0.0% <text:s text:c="4"/>3 <text:s text:c="2"/>17.6 <text:s/>17.7 <text:s/>17.6 <text:s/>18.0 <text:s text:c="2"/>0.2</text:p>
      <text:p text:style-name="P24"><text:s/>11.|-- xe-1-4-3-2.a05.chcgil09.us.ce.gin.ntt.net (192.80.17.198) <text:s/>0.0% <text:s text:c="4"/>3 <text:s text:c="2"/>18.0 <text:s/>17.9 <text:s/>17.8 <text:s/>18.0 <text:s text:c="2"/>0.1</text:p>
      <text:p text:style-name="P24"><text:s/>12.|-- xe-4-2-0.cr2-eqiad.wikimedia.org (208.80.154.208) <text:s text:c="9"/>0.0% <text:s text:c="4"/>3 <text:s text:c="2"/>22.9 <text:s/>23.4 <text:s/>22.9 <text:s/>24.3 <text:s text:c="2"/>0.8</text:p>
      <text:p text:style-name="P25"><text:s/>13.|-- text-lb.eqiad.wikimedia.org (208.80.154.224) <text:s text:c="14"/>0.0% <text:s text:c="4"/>3 <text:s text:c="2"/>21.8 <text:s/>21.8 <text:s/>21.8 <text:s/>22.0 <text:s text:c="2"/>0.1</text:p>
      <text:p text:style-name="P23"/>
      <text:p text:style-name="P21">2. www.cnn.com</text:p>
      <text:p text:style-name="P22">% <text:span text:style-name="T10">traceroute </text:span><text:span text:style-name="T6">151.101.3.5 </text:span></text:p>
      <text:p text:style-name="P23">Start: 2025-02-12T01:48:22+0500</text:p>
      <text:p text:style-name="P24">HOST: DNSChecker.org <text:s text:c="7"/>Loss% <text:s text:c="2"/>Snt <text:s text:c="2"/>Last <text:s text:c="2"/>Avg <text:s/>Best <text:s/>Wrst StDev</text:p>
      <text:p text:style-name="P24"><text:s text:c="2"/>1.|-- ??? <text:s text:c="18"/>100.0 <text:s text:c="4"/>3 <text:s text:c="3"/>0.0 <text:s text:c="2"/>0.0 <text:s text:c="2"/>0.0 <text:s text:c="2"/>0.0 <text:s text:c="2"/>0.0</text:p>
      <text:p text:style-name="P24"><text:s text:c="2"/>2.|-- 10.74.132.59 <text:s text:c="10"/>0.0% <text:s text:c="4"/>3 <text:s text:c="3"/>3.0 <text:s text:c="2"/>1.6 <text:s text:c="2"/>0.5 <text:s text:c="2"/>3.0 <text:s text:c="2"/>1.3</text:p>
      <text:p text:style-name="P24"><text:s text:c="2"/>3.|-- 138.197.248.232 <text:s text:c="6"/>66.7% <text:s text:c="4"/>3 <text:s text:c="3"/>1.4 <text:s text:c="2"/>1.4 <text:s text:c="2"/>1.4 <text:s text:c="2"/>1.4 <text:s text:c="2"/>0.0</text:p>
      <text:p text:style-name="P24"><text:s text:c="2"/>4.|-- 143.244.192.168 <text:s text:c="7"/>0.0% <text:s text:c="4"/>3 <text:s text:c="3"/>0.4 <text:s text:c="2"/>0.5 <text:s text:c="2"/>0.4 <text:s text:c="2"/>0.8 <text:s text:c="2"/>0.3</text:p>
      <text:p text:style-name="P24"><text:s text:c="2"/>5.|-- ??? <text:s text:c="18"/>100.0 <text:s text:c="4"/>3 <text:s text:c="3"/>0.0 <text:s text:c="2"/>0.0 <text:s text:c="2"/>0.0 <text:s text:c="2"/>0.0 <text:s text:c="2"/>0.0</text:p>
      <text:p text:style-name="P24"><text:s text:c="2"/>6.|-- 143.244.225.137 <text:s text:c="7"/>0.0% <text:s text:c="4"/>3 <text:s text:c="3"/>1.1 <text:s text:c="2"/>1.2 <text:s text:c="2"/>0.9 <text:s text:c="2"/>1.5 <text:s text:c="2"/>0.3</text:p>
      <text:p text:style-name="P24"><text:s text:c="2"/>7.|-- ??? <text:s text:c="18"/>100.0 <text:s text:c="4"/>3 <text:s text:c="3"/>0.0 <text:s text:c="2"/>0.0 <text:s text:c="2"/>0.0 <text:s text:c="2"/>0.0 <text:s text:c="2"/>0.0</text:p>
      <text:p text:style-name="P25"><text:s text:c="2"/>8.|-- 151.101.3.5 <text:s text:c="11"/>0.0% <text:s text:c="4"/>3 <text:s text:c="3"/>0.8 <text:s text:c="2"/>1.0 <text:s text:c="2"/>0.8 <text:s text:c="2"/>1.2 <text:s text:c="2"/>0.2</text:p>
      <text:p text:style-name="P23"/>
      <text:p text:style-name="P21">3. www.foxnews.com</text:p>
      <text:p text:style-name="P26">% <text:span text:style-name="T10">traceroute 151.101.66.132</text:span></text:p>
      <text:p text:style-name="P27">Start: 2025-02-12T01:49:01+0500</text:p>
      <text:p text:style-name="P24">HOST: DNSChecker.org <text:s text:c="20"/>Loss% <text:s text:c="2"/>Snt <text:s text:c="2"/>Last <text:s text:c="2"/>Avg <text:s/>Best <text:s/>Wrst StDev</text:p>
      <text:p text:style-name="P24"><text:s text:c="2"/>1.|-- ??? <text:s text:c="31"/>100.0 <text:s text:c="4"/>3 <text:s text:c="3"/>0.0 <text:s text:c="2"/>0.0 <text:s text:c="2"/>0.0 <text:s text:c="2"/>0.0 <text:s text:c="2"/>0.0</text:p>
      <text:p text:style-name="P24"><text:s text:c="2"/>2.|-- 10.74.132.79 <text:s text:c="23"/>0.0% <text:s text:c="4"/>3 <text:s text:c="3"/>0.5 <text:s text:c="2"/>4.7 <text:s text:c="2"/>0.5 <text:s/>13.1 <text:s text:c="2"/>7.3</text:p>
      <text:p text:style-name="P24"><text:soft-page-break/><text:s text:c="2"/>3.|-- 138.197.248.254 <text:s text:c="19"/>66.7% <text:s text:c="4"/>3 <text:s text:c="3"/>1.3 <text:s text:c="2"/>1.3 <text:s text:c="2"/>1.3 <text:s text:c="2"/>1.3 <text:s text:c="2"/>0.0</text:p>
      <text:p text:style-name="P24"><text:s text:c="2"/>4.|-- 143.244.192.164 <text:s text:c="20"/>0.0% <text:s text:c="4"/>3 <text:s text:c="3"/>0.3 <text:s text:c="2"/>0.5 <text:s text:c="2"/>0.3 <text:s text:c="2"/>0.8 <text:s text:c="2"/>0.2</text:p>
      <text:p text:style-name="P24"><text:s text:c="2"/>5.|-- 143.244.225.214 <text:s text:c="20"/>0.0% <text:s text:c="4"/>3 <text:s text:c="3"/>1.0 <text:s text:c="2"/>1.4 <text:s text:c="2"/>1.0 <text:s text:c="2"/>2.1 <text:s text:c="2"/>0.6</text:p>
      <text:p text:style-name="P24"><text:s text:c="2"/>6.|-- 143.244.225.143 <text:s text:c="20"/>0.0% <text:s text:c="4"/>3 <text:s text:c="3"/>0.7 <text:s text:c="2"/>0.9 <text:s text:c="2"/>0.7 <text:s text:c="2"/>1.5 <text:s text:c="2"/>0.5</text:p>
      <text:p text:style-name="P24"><text:s text:c="2"/>7.|-- fastly-1.nyiix.net (198.32.160.22) <text:s/>0.0% <text:s text:c="4"/>3 <text:s text:c="3"/>0.7 <text:s text:c="2"/>0.7 <text:s text:c="2"/>0.7 <text:s text:c="2"/>0.8 <text:s text:c="2"/>0.0</text:p>
      <text:p text:style-name="P28"><text:span text:style-name="T11"><text:s text:c="2"/>8.|-- 151.101.66.132 <text:s text:c="21"/>0.0% <text:s text:c="4"/>3 <text:s text:c="3"/>1.9 <text:s text:c="2"/>1.2 <text:s text:c="2"/>0.7 <text:s text:c="2"/>1.9 <text:s text:c="2"/>0.6</text:span></text:p>
      <text:p text:style-name="P29">4. www.aleae.com</text:p>
      <text:p text:style-name="P30">% <text:span text:style-name="T12">traceroute 216.92.179.155</text:span></text:p>
      <text:p text:style-name="P31">Start: 2025-02-12T01:52:01+0500</text:p>
      <text:p text:style-name="P24">HOST: DNSChecker.org <text:s text:c="34"/>Loss% <text:s text:c="2"/>Snt <text:s text:c="2"/>Last <text:s text:c="2"/>Avg <text:s/>Best <text:s/>Wrst StDev</text:p>
      <text:p text:style-name="P24"><text:s text:c="2"/>1.|-- ??? <text:s text:c="45"/>100.0 <text:s text:c="4"/>3 <text:s text:c="3"/>0.0 <text:s text:c="2"/>0.0 <text:s text:c="2"/>0.0 <text:s text:c="2"/>0.0 <text:s text:c="2"/>0.0</text:p>
      <text:p text:style-name="P24"><text:s text:c="2"/>2.|-- 10.74.132.59 <text:s text:c="37"/>0.0% <text:s text:c="4"/>3 <text:s text:c="3"/>0.6 <text:s text:c="2"/>0.9 <text:s text:c="2"/>0.6 <text:s text:c="2"/>1.2 <text:s text:c="2"/>0.3</text:p>
      <text:p text:style-name="P24"><text:s text:c="2"/>3.|-- 138.197.251.12 <text:s text:c="34"/>66.7% <text:s text:c="4"/>3 <text:s text:c="3"/>4.3 <text:s text:c="2"/>4.3 <text:s text:c="2"/>4.3 <text:s text:c="2"/>4.3 <text:s text:c="2"/>0.0</text:p>
      <text:p text:style-name="P24"><text:s text:c="2"/>4.|-- 143.244.192.166 <text:s text:c="34"/>0.0% <text:s text:c="4"/>3 <text:s text:c="3"/>0.4 <text:s text:c="2"/>0.6 <text:s text:c="2"/>0.4 <text:s text:c="2"/>0.8 <text:s text:c="2"/>0.2</text:p>
      <text:p text:style-name="P24"><text:s text:c="2"/>5.|-- 143.244.225.94 <text:s text:c="35"/>0.0% <text:s text:c="4"/>3 <text:s text:c="3"/>1.0 <text:s text:c="2"/>1.0 <text:s text:c="2"/>0.9 <text:s text:c="2"/>1.0 <text:s text:c="2"/>0.0</text:p>
      <text:p text:style-name="P24"><text:s text:c="2"/>6.|-- 143.244.225.25 <text:s text:c="35"/>0.0% <text:s text:c="4"/>3 <text:s text:c="3"/>0.7 <text:s text:c="2"/>0.8 <text:s text:c="2"/>0.7 <text:s text:c="2"/>0.8 <text:s text:c="2"/>0.1</text:p>
      <text:p text:style-name="P24"><text:s text:c="2"/>7.|-- as20326.nyiix.com (198.32.160.82) <text:s text:c="16"/>0.0% <text:s text:c="4"/>3 <text:s text:c="3"/>0.6 <text:s text:c="2"/>0.8 <text:s text:c="2"/>0.6 <text:s text:c="2"/>1.1 <text:s text:c="2"/>0.3</text:p>
      <text:p text:style-name="P24"><text:s text:c="2"/>8.|-- 64.130.60.23 <text:s text:c="37"/>0.0% <text:s text:c="4"/>3 <text:s text:c="3"/>1.6 <text:s text:c="2"/>1.9 <text:s text:c="2"/>1.6 <text:s text:c="2"/>2.1 <text:s text:c="2"/>0.2</text:p>
      <text:p text:style-name="P24"><text:s text:c="2"/>9.|-- po3.er100b-ewr2-bb.teraswitch.com (64.130.60.33) <text:s/>0.0% <text:s text:c="4"/>3 <text:s text:c="3"/>6.3 <text:s text:c="2"/>5.3 <text:s text:c="2"/>4.1 <text:s text:c="2"/>6.3 <text:s text:c="2"/>1.1</text:p>
      <text:p text:style-name="P24"><text:s/>10.|-- 100.116.0.6 <text:s text:c="38"/>0.0% <text:s text:c="4"/>3 <text:s text:c="3"/>2.1 <text:s text:c="2"/>2.1 <text:s text:c="2"/>1.9 <text:s text:c="2"/>2.2 <text:s text:c="2"/>0.2</text:p>
      <text:p text:style-name="P24"><text:s/>11.|-- 204.16.241.170 <text:s text:c="35"/>0.0% <text:s text:c="4"/>3 <text:s text:c="2"/>14.0 <text:s/>11.5 <text:s/>10.2 <text:s/>14.0 <text:s text:c="2"/>2.1</text:p>
      <text:p text:style-name="P24"><text:s/>12.|-- cr1.pit1.teraswitch.com (204.16.241.181) <text:s text:c="9"/>0.0% <text:s text:c="4"/>3 <text:s text:c="3"/>9.2 <text:s text:c="2"/>9.4 <text:s text:c="2"/>9.2 <text:s text:c="2"/>9.5 <text:s text:c="2"/>0.2</text:p>
      <text:p text:style-name="P24"><text:s/>13.|-- 204.16.243.217 <text:s text:c="35"/>0.0% <text:s text:c="4"/>3 <text:s text:c="3"/>9.9 <text:s text:c="2"/>9.9 <text:s text:c="2"/>9.7 <text:s/>10.0 <text:s text:c="2"/>0.1</text:p>
      <text:p text:style-name="P24"><text:s/>14.|-- 192.168.1.207 <text:s text:c="36"/>0.0% <text:s text:c="4"/>3 <text:s text:c="3"/>9.5 <text:s text:c="2"/>9.7 <text:s text:c="2"/>9.5 <text:s text:c="2"/>9.9 <text:s text:c="2"/>0.2</text:p>
      <text:p text:style-name="P28"><text:span text:style-name="T11"><text:s/>15.|-- aleae.com (216.92.179.155) <text:s text:c="23"/>0.0% <text:s text:c="4"/>3 <text:s text:c="2"/>10.5 <text:s/>10.1 <text:s text:c="2"/>9.7 <text:s/>10.5 <text:s text:c="2"/>0.4</text:span></text:p>
      <text:p text:style-name="P29">5. www.amazon.com</text:p>
      <text:p text:style-name="P29">% <text:span text:style-name="T12">traceroute 18.164.127.29</text:span></text:p>
      <text:p text:style-name="P23">Start: 2025-02-12T01:53:06+0500</text:p>
      <text:p text:style-name="P24">HOST: DNSChecker.org <text:s text:c="45"/>Loss% <text:s text:c="2"/>Snt <text:s text:c="2"/>Last <text:s text:c="2"/>Avg <text:s/>Best <text:s/>Wrst StDev</text:p>
      <text:p text:style-name="P24"><text:s text:c="2"/>1.|-- ??? <text:s text:c="56"/>100.0 <text:s text:c="4"/>3 <text:s text:c="3"/>0.0 <text:s text:c="2"/>0.0 <text:s text:c="2"/>0.0 <text:s text:c="2"/>0.0 <text:s text:c="2"/>0.0</text:p>
      <text:p text:style-name="P24"><text:s text:c="2"/>2.|-- 10.74.132.221 <text:s text:c="47"/>0.0% <text:s text:c="4"/>3 <text:s text:c="3"/>0.6 <text:s text:c="2"/>0.8 <text:s text:c="2"/>0.6 <text:s text:c="2"/>1.3 <text:s text:c="2"/>0.4</text:p>
      <text:p text:style-name="P24"><text:s text:c="2"/>3.|-- ??? <text:s text:c="56"/>100.0 <text:s text:c="4"/>3 <text:s text:c="3"/>0.0 <text:s text:c="2"/>0.0 <text:s text:c="2"/>0.0 <text:s text:c="2"/>0.0 <text:s text:c="2"/>0.0</text:p>
      <text:p text:style-name="P24"><text:s text:c="2"/>4.|-- 143.244.192.166 <text:s text:c="45"/>0.0% <text:s text:c="4"/>3 <text:s text:c="3"/>0.3 <text:s text:c="2"/>0.5 <text:s text:c="2"/>0.3 <text:s text:c="2"/>0.6 <text:s text:c="2"/>0.1</text:p>
      <text:p text:style-name="P24"><text:s text:c="2"/>5.|-- 143.244.225.90 <text:s text:c="46"/>0.0% <text:s text:c="4"/>3 <text:s text:c="3"/>0.9 <text:s text:c="2"/>1.0 <text:s text:c="2"/>0.9 <text:s text:c="2"/>1.1 <text:s text:c="2"/>0.1</text:p>
      <text:p text:style-name="P24"><text:s text:c="2"/>6.|-- 143.244.225.19 <text:s text:c="46"/>0.0% <text:s text:c="4"/>3 <text:s text:c="3"/>0.7 <text:s text:c="2"/>0.8 <text:s text:c="2"/>0.6 <text:s text:c="2"/>0.9 <text:s text:c="2"/>0.2</text:p>
      <text:p text:style-name="P24"><text:s text:c="2"/>7.|-- ??? <text:s text:c="56"/>100.0 <text:s text:c="4"/>3 <text:s text:c="3"/>0.0 <text:s text:c="2"/>0.0 <text:s text:c="2"/>0.0 <text:s text:c="2"/>0.0 <text:s text:c="2"/>0.0</text:p>
      <text:p text:style-name="P24"><text:s text:c="2"/>8.|-- ??? <text:s text:c="56"/>100.0 <text:s text:c="4"/>3 <text:s text:c="3"/>0.0 <text:s text:c="2"/>0.0 <text:s text:c="2"/>0.0 <text:s text:c="2"/>0.0 <text:s text:c="2"/>0.0</text:p>
      <text:p text:style-name="P24"><text:s text:c="2"/>9.|-- ??? <text:s text:c="56"/>100.0 <text:s text:c="4"/>3 <text:s text:c="3"/>0.0 <text:s text:c="2"/>0.0 <text:s text:c="2"/>0.0 <text:s text:c="2"/>0.0 <text:s text:c="2"/>0.0</text:p>
      <text:p text:style-name="P24"><text:s/>10.|-- ??? <text:s text:c="56"/>100.0 <text:s text:c="4"/>3 <text:s text:c="3"/>0.0 <text:s text:c="2"/>0.0 <text:s text:c="2"/>0.0 <text:s text:c="2"/>0.0 <text:s text:c="2"/>0.0</text:p>
      <text:p text:style-name="P24"><text:s/>11.|-- ??? <text:s text:c="56"/>100.0 <text:s text:c="4"/>3 <text:s text:c="3"/>0.0 <text:s text:c="2"/>0.0 <text:s text:c="2"/>0.0 <text:s text:c="2"/>0.0 <text:s text:c="2"/>0.0</text:p>
      <text:p text:style-name="P24"><text:s/>12.|-- ??? <text:s text:c="56"/>100.0 <text:s text:c="4"/>3 <text:s text:c="3"/>0.0 <text:s text:c="2"/>0.0 <text:s text:c="2"/>0.0 <text:s text:c="2"/>0.0 <text:s text:c="2"/>0.0</text:p>
      <text:p text:style-name="P24"><text:s/>13.|-- 15.230.208.25 <text:s text:c="47"/>0.0% <text:s text:c="4"/>3 <text:s text:c="3"/>2.9 <text:s text:c="2"/>2.0 <text:s text:c="2"/>1.3 <text:s text:c="2"/>2.9 <text:s text:c="2"/>0.8</text:p>
      <text:p text:style-name="P28"><text:span text:style-name="T11"><text:s/>14.|-- server-18-164-127-29.jfk50.r.cloudfront.net (18.164.127.29) <text:s/>0.0% <text:s text:c="4"/>3 <text:s text:c="3"/>0.9 <text:s text:c="2"/>1.1 <text:s text:c="2"/>0.9 <text:s text:c="2"/>1.4 <text:s text:c="2"/>0.2</text:span></text:p>
      <text:p text:style-name="P29">6. www.google.com</text:p>
      <text:p text:style-name="P29">% <text:span text:style-name="T12">traceroute </text:span>142.251.40.206 </text:p>
      <text:p text:style-name="P23">Start: 2025-02-12T01:54:54+0500</text:p>
      <text:p text:style-name="P24">HOST: DNSChecker.org <text:s text:c="28"/>Loss% <text:s text:c="2"/>Snt <text:s text:c="2"/>Last <text:s text:c="2"/>Avg <text:s/>Best <text:s/>Wrst StDev</text:p>
      <text:p text:style-name="P24"><text:s text:c="2"/>1.|-- ??? <text:s text:c="39"/>100.0 <text:s text:c="4"/>3 <text:s text:c="3"/>0.0 <text:s text:c="2"/>0.0 <text:s text:c="2"/>0.0 <text:s text:c="2"/>0.0 <text:s text:c="2"/>0.0</text:p>
      <text:p text:style-name="P24"><text:s text:c="2"/>2.|-- 10.74.132.195 <text:s text:c="30"/>0.0% <text:s text:c="4"/>3 <text:s text:c="3"/>0.6 <text:s text:c="2"/>0.7 <text:s text:c="2"/>0.5 <text:s text:c="2"/>1.1 <text:s text:c="2"/>0.3</text:p>
      <text:p text:style-name="P24"><text:s text:c="2"/>3.|-- 138.197.248.252 <text:s text:c="28"/>0.0% <text:s text:c="4"/>3 <text:s text:c="3"/>1.0 <text:s text:c="2"/>1.1 <text:s text:c="2"/>0.9 <text:s text:c="2"/>1.5 <text:s text:c="2"/>0.3</text:p>
      <text:p text:style-name="P24"><text:s text:c="2"/>4.|-- 143.244.192.164 <text:s text:c="28"/>0.0% <text:s text:c="4"/>3 <text:s text:c="3"/>0.3 <text:s text:c="2"/>0.4 <text:s text:c="2"/>0.3 <text:s text:c="2"/>0.6 <text:s text:c="2"/>0.1</text:p>
      <text:p text:style-name="P24"><text:s text:c="2"/>5.|-- 143.244.225.90 <text:s text:c="29"/>0.0% <text:s text:c="4"/>3 <text:s text:c="3"/>0.7 <text:s text:c="2"/>1.0 <text:s text:c="2"/>0.7 <text:s text:c="2"/>1.2 <text:s text:c="2"/>0.2</text:p>
      <text:p text:style-name="P24"><text:soft-page-break/><text:s text:c="2"/>6.|-- 143.244.225.21 <text:s text:c="29"/>0.0% <text:s text:c="4"/>3 <text:s text:c="3"/>0.7 <text:s text:c="2"/>0.7 <text:s text:c="2"/>0.6 <text:s text:c="2"/>0.7 <text:s text:c="2"/>0.0</text:p>
      <text:p text:style-name="P24"><text:s text:c="2"/>7.|-- 146.190.180.25 <text:s text:c="29"/>0.0% <text:s text:c="4"/>3 <text:s text:c="3"/>0.7 <text:s text:c="2"/>0.8 <text:s text:c="2"/>0.6 <text:s text:c="2"/>1.0 <text:s text:c="2"/>0.2</text:p>
      <text:p text:style-name="P24"><text:s text:c="2"/>8.|-- 192.178.106.39 <text:s text:c="29"/>0.0% <text:s text:c="4"/>3 <text:s text:c="3"/>0.9 <text:s text:c="2"/>1.0 <text:s text:c="2"/>0.9 <text:s text:c="2"/>1.2 <text:s text:c="2"/>0.2</text:p>
      <text:p text:style-name="P24"><text:s text:c="2"/>9.|-- 216.239.40.187 <text:s text:c="29"/>0.0% <text:s text:c="4"/>3 <text:s text:c="3"/>0.7 <text:s text:c="2"/>0.8 <text:s text:c="2"/>0.7 <text:s text:c="2"/>1.0 <text:s text:c="2"/>0.2</text:p>
      <text:p text:style-name="P25"><text:s/>10.|-- lga34s38-in-f14.1e100.net (142.251.40.206) <text:s/>0.0% <text:s text:c="4"/>3 <text:s text:c="3"/>0.8 <text:s text:c="2"/>1.1 <text:s text:c="2"/>0.8 <text:s text:c="2"/>1.4 <text:s text:c="2"/>0.3</text:p>
      <text:p text:style-name="P32"/>
      <text:p text:style-name="P29">7. 23.55.27.118</text:p>
      <text:p text:style-name="P30">% <text:span text:style-name="T12">traceroute 23.55.27.118</text:span></text:p>
      <text:p text:style-name="P31">Start: 2025-02-12T01:55:29+0500</text:p>
      <text:p text:style-name="P24">HOST: DNSChecker.org <text:s text:c="51"/>Loss% <text:s text:c="2"/>Snt <text:s text:c="2"/>Last <text:s text:c="2"/>Avg <text:s/>Best <text:s/>Wrst StDev</text:p>
      <text:p text:style-name="P24"><text:s text:c="2"/>1.|-- ??? <text:s text:c="62"/>100.0 <text:s text:c="4"/>3 <text:s text:c="3"/>0.0 <text:s text:c="2"/>0.0 <text:s text:c="2"/>0.0 <text:s text:c="2"/>0.0 <text:s text:c="2"/>0.0</text:p>
      <text:p text:style-name="P24"><text:s text:c="2"/>2.|-- 10.74.132.69 <text:s text:c="54"/>0.0% <text:s text:c="4"/>3 <text:s text:c="3"/>0.5 <text:s text:c="2"/>0.9 <text:s text:c="2"/>0.5 <text:s text:c="2"/>1.4 <text:s text:c="2"/>0.4</text:p>
      <text:p text:style-name="P24"><text:s text:c="2"/>3.|-- 138.197.251.12 <text:s text:c="52"/>0.0% <text:s text:c="4"/>3 <text:s text:c="3"/>1.0 <text:s text:c="2"/>7.0 <text:s text:c="2"/>1.0 <text:s/>18.8 <text:s/>10.3</text:p>
      <text:p text:style-name="P24"><text:s text:c="2"/>4.|-- 143.244.192.174 <text:s text:c="51"/>0.0% <text:s text:c="4"/>3 <text:s text:c="3"/>0.4 <text:s text:c="2"/>0.5 <text:s text:c="2"/>0.4 <text:s text:c="2"/>0.7 <text:s text:c="2"/>0.2</text:p>
      <text:p text:style-name="P24"><text:s text:c="2"/>5.|-- 143.244.225.92 <text:s text:c="52"/>0.0% <text:s text:c="4"/>3 <text:s text:c="3"/>0.9 <text:s text:c="2"/>1.0 <text:s text:c="2"/>0.9 <text:s text:c="2"/>1.1 <text:s text:c="2"/>0.1</text:p>
      <text:p text:style-name="P24"><text:s text:c="2"/>6.|-- 143.244.225.19 <text:s text:c="52"/>0.0% <text:s text:c="4"/>3 <text:s text:c="3"/>0.7 <text:s text:c="2"/>1.2 <text:s text:c="2"/>0.6 <text:s text:c="2"/>2.1 <text:s text:c="2"/>0.9</text:p>
      <text:p text:style-name="P24"><text:s text:c="2"/>7.|-- INFRA1.JIO.COM (206.82.104.162) <text:s text:c="35"/>0.0% <text:s text:c="4"/>3 <text:s text:c="3"/>1.6 <text:s text:c="2"/>1.6 <text:s text:c="2"/>1.3 <text:s text:c="2"/>1.8 <text:s text:c="2"/>0.3</text:p>
      <text:p text:style-name="P24"><text:s text:c="2"/>8.|-- 103.198.140.28 <text:s text:c="52"/>0.0% <text:s text:c="4"/>3 <text:s/>196.6 196.7 196.1 197.4 <text:s text:c="2"/>0.6</text:p>
      <text:p text:style-name="P24"><text:s text:c="2"/>9.|-- 103.198.140.40 <text:s text:c="52"/>0.0% <text:s text:c="4"/>3 <text:s/>193.1 194.0 193.1 195.7 <text:s text:c="2"/>1.5</text:p>
      <text:p text:style-name="P24"><text:s/>10.|-- 103.198.140.28 <text:s text:c="52"/>0.0% <text:s text:c="4"/>3 <text:s/>196.2 196.1 196.0 196.2 <text:s text:c="2"/>0.1</text:p>
      <text:p text:style-name="P24"><text:s/>11.|-- 103.198.140.177 <text:s text:c="51"/>0.0% <text:s text:c="4"/>3 <text:s/>195.5 195.9 195.2 197.0 <text:s text:c="2"/>0.9</text:p>
      <text:p text:style-name="P24"><text:s/>12.|-- ??? <text:s text:c="62"/>100.0 <text:s text:c="4"/>3 <text:s text:c="3"/>0.0 <text:s text:c="2"/>0.0 <text:s text:c="2"/>0.0 <text:s text:c="2"/>0.0 <text:s text:c="2"/>0.0</text:p>
      <text:p text:style-name="P24"><text:s/>13.|-- ??? <text:s text:c="62"/>100.0 <text:s text:c="4"/>3 <text:s text:c="3"/>0.0 <text:s text:c="2"/>0.0 <text:s text:c="2"/>0.0 <text:s text:c="2"/>0.0 <text:s text:c="2"/>0.0</text:p>
      <text:p text:style-name="P24"><text:s/>14.|-- 49.44.118.1 <text:s text:c="55"/>0.0% <text:s text:c="4"/>3 <text:s/>189.0 189.1 189.0 189.3 <text:s text:c="2"/>0.1</text:p>
      <text:p text:style-name="P25"><text:s/>15.|-- a23-55-27-118.deploy.static.akamaitechnologies.com (23.55.27.118) <text:s/>0.0% <text:s text:c="4"/>3 <text:s/>188.2 188.4 188.2 188.8 <text:s text:c="2"/>0.3</text:p>
      <text:p text:style-name="P33"/>
      <text:p text:style-name="P30"/>
      <text:p text:style-name="P29">8. 104.112.42.112</text:p>
      <text:p text:style-name="P30">% <text:span text:style-name="T12">traceroute 104.112.42.112</text:span></text:p>
      <text:p text:style-name="P31">Start: 2025-02-12T01:55:55+0500</text:p>
      <text:p text:style-name="P24">HOST: DNSChecker.org <text:s text:c="40"/>Loss% <text:s text:c="2"/>Snt <text:s text:c="2"/>Last <text:s text:c="2"/>Avg <text:s/>Best <text:s/>Wrst StDev</text:p>
      <text:p text:style-name="P24"><text:s text:c="2"/>1.|-- ??? <text:s text:c="51"/>100.0 <text:s text:c="4"/>3 <text:s text:c="3"/>0.0 <text:s text:c="2"/>0.0 <text:s text:c="2"/>0.0 <text:s text:c="2"/>0.0 <text:s text:c="2"/>0.0</text:p>
      <text:p text:style-name="P24"><text:s text:c="2"/>2.|-- 10.74.132.69 <text:s text:c="43"/>0.0% <text:s text:c="4"/>3 <text:s text:c="3"/>0.7 <text:s text:c="2"/>0.9 <text:s text:c="2"/>0.6 <text:s text:c="2"/>1.5 <text:s text:c="2"/>0.5</text:p>
      <text:p text:style-name="P24"><text:s text:c="2"/>3.|-- 138.197.248.244 <text:s text:c="39"/>33.3% <text:s text:c="4"/>3 <text:s text:c="3"/>0.9 <text:s text:c="2"/>1.1 <text:s text:c="2"/>0.9 <text:s text:c="2"/>1.3 <text:s text:c="2"/>0.3</text:p>
      <text:p text:style-name="P24"><text:s text:c="2"/>4.|-- 143.244.192.162 <text:s text:c="40"/>0.0% <text:s text:c="4"/>3 <text:s text:c="3"/>0.6 <text:s text:c="2"/>0.8 <text:s text:c="2"/>0.5 <text:s text:c="2"/>1.4 <text:s text:c="2"/>0.5</text:p>
      <text:p text:style-name="P24"><text:s text:c="2"/>5.|-- 143.244.225.90 <text:s text:c="41"/>0.0% <text:s text:c="4"/>3 <text:s text:c="3"/>1.1 <text:s text:c="2"/>1.0 <text:s text:c="2"/>0.9 <text:s text:c="2"/>1.1 <text:s text:c="2"/>0.1</text:p>
      <text:p text:style-name="P24"><text:s text:c="2"/>6.|-- 143.244.225.19 <text:s text:c="41"/>0.0% <text:s text:c="4"/>3 <text:s text:c="3"/>0.6 <text:s text:c="2"/>0.7 <text:s text:c="2"/>0.6 <text:s text:c="2"/>0.7 <text:s text:c="2"/>0.1</text:p>
      <text:p text:style-name="P24"><text:s text:c="2"/>7.|-- ix-ae-21-0.tcore3.njy-newark.as6453.net (66.198.70.38) <text:s/>0.0% <text:s text:c="4"/>3 <text:s text:c="3"/>0.6 <text:s text:c="2"/>1.0 <text:s text:c="2"/>0.6 <text:s text:c="2"/>1.1 <text:s text:c="2"/>0.3</text:p>
      <text:p text:style-name="P24"><text:s text:c="2"/>8.|-- if-ae-1-3.tcore4.njy-newark.as6453.net (216.6.57.6) <text:s text:c="4"/>0.0% <text:s text:c="4"/>3 <text:s text:c="3"/>0.9 <text:s text:c="2"/>1.5 <text:s text:c="2"/>0.9 <text:s text:c="2"/>2.5 <text:s text:c="2"/>0.8</text:p>
      <text:p text:style-name="P24"><text:s text:c="2"/>9.|-- 66.198.111.67 <text:s text:c="42"/>0.0% <text:s text:c="4"/>3 <text:s text:c="3"/>0.9 <text:s text:c="2"/>0.8 <text:s text:c="2"/>0.8 <text:s text:c="2"/>0.9 <text:s text:c="2"/>0.0</text:p>
      <text:p text:style-name="P24"><text:s/>10.|-- ae2.r01.ewr01.icn.netarch.akamai.com (23.203.154.36) <text:s text:c="3"/>0.0% <text:s text:c="4"/>3 <text:s text:c="3"/>0.8 <text:s text:c="2"/>1.0 <text:s text:c="2"/>0.8 <text:s text:c="2"/>1.3 <text:s text:c="2"/>0.3</text:p>
      <text:p text:style-name="P28"><text:span text:style-name="T11"><text:s/>11.|-- ??? <text:s text:c="51"/>100.0 <text:s text:c="4"/>3 <text:s text:c="3"/>0.0 <text:s text:c="2"/>0.0 <text:s text:c="2"/>0.0 <text:s text:c="2"/>0.0 <text:s text:c="2"/>0.0</text:span></text:p>
      <text:p text:style-name="P29"><text:soft-page-break/>9. 216.58.219.196</text:p>
      <text:p text:style-name="P30">% <text:span text:style-name="T12">traceroute 216.58.219.196</text:span></text:p>
      <text:p text:style-name="P31">Start: 2025-02-12T01:56:34+0500</text:p>
      <text:p text:style-name="P24">HOST: DNSChecker.org <text:s text:c="7"/>Loss% <text:s text:c="2"/>Snt <text:s text:c="2"/>Last <text:s text:c="2"/>Avg <text:s/>Best <text:s/>Wrst StDev</text:p>
      <text:p text:style-name="P24"><text:s text:c="2"/>1.|-- ??? <text:s text:c="18"/>100.0 <text:s text:c="4"/>3 <text:s text:c="3"/>0.0 <text:s text:c="2"/>0.0 <text:s text:c="2"/>0.0 <text:s text:c="2"/>0.0 <text:s text:c="2"/>0.0</text:p>
      <text:p text:style-name="P24"><text:s text:c="2"/>2.|-- 10.74.132.77 <text:s text:c="10"/>0.0% <text:s text:c="4"/>3 <text:s text:c="3"/>0.7 <text:s text:c="2"/>0.7 <text:s text:c="2"/>0.4 <text:s text:c="2"/>1.1 <text:s text:c="2"/>0.3</text:p>
      <text:p text:style-name="P24"><text:s text:c="2"/>3.|-- 138.197.248.244 <text:s text:c="6"/>66.7% <text:s text:c="4"/>3 <text:s text:c="3"/>1.3 <text:s text:c="2"/>1.3 <text:s text:c="2"/>1.3 <text:s text:c="2"/>1.3 <text:s text:c="2"/>0.0</text:p>
      <text:p text:style-name="P24"><text:s text:c="2"/>4.|-- 143.244.192.170 <text:s text:c="7"/>0.0% <text:s text:c="4"/>3 <text:s text:c="3"/>0.4 <text:s text:c="2"/>0.5 <text:s text:c="2"/>0.4 <text:s text:c="2"/>0.8 <text:s text:c="2"/>0.2</text:p>
      <text:p text:style-name="P24"><text:s text:c="2"/>5.|-- 143.244.225.212 <text:s text:c="7"/>0.0% <text:s text:c="4"/>3 <text:s text:c="3"/>0.9 <text:s text:c="2"/>1.1 <text:s text:c="2"/>0.9 <text:s text:c="2"/>1.2 <text:s text:c="2"/>0.1</text:p>
      <text:p text:style-name="P24"><text:s text:c="2"/>6.|-- 143.244.225.137 <text:s text:c="7"/>0.0% <text:s text:c="4"/>3 <text:s text:c="3"/>0.8 <text:s text:c="2"/>0.7 <text:s text:c="2"/>0.7 <text:s text:c="2"/>0.8 <text:s text:c="2"/>0.0</text:p>
      <text:p text:style-name="P24"><text:s text:c="2"/>7.|-- 146.190.180.31 <text:s text:c="8"/>0.0% <text:s text:c="4"/>3 <text:s text:c="3"/>1.3 <text:s text:c="2"/>1.5 <text:s text:c="2"/>1.3 <text:s text:c="2"/>1.7 <text:s text:c="2"/>0.2</text:p>
      <text:p text:style-name="P24"><text:s text:c="2"/>8.|-- 142.251.78.63 <text:s text:c="9"/>0.0% <text:s text:c="4"/>3 <text:s text:c="3"/>1.4 <text:s text:c="2"/>1.7 <text:s text:c="2"/>1.4 <text:s text:c="2"/>2.2 <text:s text:c="2"/>0.4</text:p>
      <text:p text:style-name="P28"><text:span text:style-name="T11"><text:s text:c="2"/>9.|-- ??? <text:s text:c="18"/>100.0 <text:s text:c="4"/>3 <text:s text:c="3"/>0.0 <text:s text:c="2"/>0.0 <text:s text:c="2"/>0.0 <text:s text:c="2"/>0.0 <text:s text:c="2"/>0.0</text:span></text:p>
      <text:p text:style-name="P29">10. 23.46.57.18</text:p>
      <text:p text:style-name="P34">% <text:span text:style-name="T12">traceroute 23.46.57.18</text:span></text:p>
      <text:p text:style-name="P31">Start: 2025-02-12T01:57:16+0500</text:p>
      <text:p text:style-name="P24">HOST: DNSChecker.org <text:s text:c="49"/>Loss% <text:s text:c="2"/>Snt <text:s text:c="2"/>Last <text:s text:c="2"/>Avg <text:s/>Best <text:s/>Wrst StDev</text:p>
      <text:p text:style-name="P24"><text:s text:c="2"/>1.|-- ??? <text:s text:c="60"/>100.0 <text:s text:c="4"/>3 <text:s text:c="3"/>0.0 <text:s text:c="2"/>0.0 <text:s text:c="2"/>0.0 <text:s text:c="2"/>0.0 <text:s text:c="2"/>0.0</text:p>
      <text:p text:style-name="P24"><text:s text:c="2"/>2.|-- 10.74.132.49 <text:s text:c="52"/>0.0% <text:s text:c="4"/>3 <text:s text:c="3"/>0.6 <text:s text:c="2"/>0.8 <text:s text:c="2"/>0.6 <text:s text:c="2"/>1.2 <text:s text:c="2"/>0.3</text:p>
      <text:p text:style-name="P24"><text:s text:c="2"/>3.|-- 138.197.248.234 <text:s text:c="48"/>33.3% <text:s text:c="4"/>3 <text:s text:c="2"/>21.7 <text:s/>11.4 <text:s text:c="2"/>1.2 <text:s/>21.7 <text:s/>14.5</text:p>
      <text:p text:style-name="P24"><text:s text:c="2"/>4.|-- 143.244.192.168 <text:s text:c="49"/>0.0% <text:s text:c="4"/>3 <text:s text:c="3"/>0.5 <text:s text:c="2"/>0.5 <text:s text:c="2"/>0.4 <text:s text:c="2"/>0.6 <text:s text:c="2"/>0.1</text:p>
      <text:p text:style-name="P24"><text:s text:c="2"/>5.|-- 143.244.225.96 <text:s text:c="50"/>0.0% <text:s text:c="4"/>3 <text:s text:c="3"/>0.9 <text:s text:c="2"/>1.0 <text:s text:c="2"/>0.9 <text:s text:c="2"/>1.0 <text:s text:c="2"/>0.0</text:p>
      <text:p text:style-name="P24"><text:s text:c="2"/>6.|-- 143.244.225.23 <text:s text:c="50"/>0.0% <text:s text:c="4"/>3 <text:s text:c="3"/>0.7 <text:s text:c="2"/>0.7 <text:s text:c="2"/>0.6 <text:s text:c="2"/>0.7 <text:s text:c="2"/>0.0</text:p>
      <text:p text:style-name="P24"><text:s text:c="2"/>7.|-- ae-8.a00.nwrknj03.us.bb.gin.ntt.net (157.238.227.60) <text:s text:c="12"/>0.0% <text:s text:c="4"/>3 <text:s text:c="3"/>0.8 <text:s text:c="2"/>6.3 <text:s text:c="2"/>0.8 <text:s/>10.8 <text:s text:c="2"/>5.1</text:p>
      <text:p text:style-name="P24"><text:s text:c="2"/>8.|-- ae-3.r22.nwrknj03.us.bb.gin.ntt.net (129.250.3.176) <text:s text:c="13"/>0.0% <text:s text:c="4"/>3 <text:s text:c="3"/>0.8 <text:s text:c="2"/>1.0 <text:s text:c="2"/>0.8 <text:s text:c="2"/>1.3 <text:s text:c="2"/>0.3</text:p>
      <text:p text:style-name="P24"><text:s text:c="2"/>9.|-- ae-4.r26.sttlwa01.us.bb.gin.ntt.net (129.250.6.177) <text:s text:c="13"/>0.0% <text:s text:c="4"/>3 <text:s text:c="2"/>61.5 <text:s/>61.6 <text:s/>61.5 <text:s/>61.6 <text:s text:c="2"/>0.0</text:p>
      <text:p text:style-name="P24"><text:s/>10.|-- ae-9.r32.tokyjp05.jp.bb.gin.ntt.net (129.250.4.143) <text:s text:c="12"/>66.7% <text:s text:c="4"/>3 <text:s/>160.2 160.2 160.2 160.2 <text:s text:c="2"/>0.0</text:p>
      <text:p text:style-name="P24"><text:s/>11.|-- ae-0.a03.tokyjp05.jp.bb.gin.ntt.net (129.250.5.92) <text:s text:c="14"/>0.0% <text:s text:c="4"/>3 <text:s/>157.6 157.3 157.1 157.6 <text:s text:c="2"/>0.3</text:p>
      <text:p text:style-name="P24"><text:s/>12.|-- ae-3.akamai.tokyjp05.jp.bb.gin.ntt.net (61.120.147.146) <text:s text:c="9"/>0.0% <text:s text:c="4"/>3 <text:s/>801.5 628.0 512.4 801.5 152.9</text:p>
      <text:p text:style-name="P24"><text:s/>13.|-- lo1.r03.stem01.tyo02.fab.netarch.akamai.com (23.201.30.22) <text:s text:c="6"/>0.0% <text:s text:c="4"/>3 <text:s/>170.4 170.4 170.3 170.5 <text:s text:c="2"/>0.1</text:p>
      <text:p text:style-name="P24"><text:s/>14.|-- lo1.r03.spine03.tyo02.fab.netarch.akamai.com (23.201.30.14) <text:s text:c="5"/>0.0% <text:s text:c="4"/>3 <text:s/>170.2 170.3 170.2 170.3 <text:s text:c="2"/>0.1</text:p>
      <text:p text:style-name="P24"><text:s/>15.|-- lo1.r03.leaf01.tyo02.fab.netarch.akamai.com (23.201.30.26) <text:s text:c="6"/>0.0% <text:s text:c="4"/>3 <text:s/>169.0 169.1 169.0 169.2 <text:s text:c="2"/>0.1</text:p>
      <text:p text:style-name="P24"><text:s/>16.|-- vlan100.r09.tor01.tyo02.fab.netarch.akamai.com (23.217.102.97) <text:s text:c="2"/>0.0% <text:s text:c="4"/>3 <text:s/>170.4 170.4 170.4 170.4 <text:s text:c="2"/>0.0</text:p>
      <text:p text:style-name="P28"><text:span text:style-name="T11"><text:s/>17.|-- a23-46-57-18.deploy.static.akamaitechnologies.com (23.46.57.18) <text:s/>0.0% <text:s text:c="4"/>3 <text:s/>165.7 165.7 165.7 165.9 <text:s text:c="2"/>0.1</text:span></text:p>
      <text:p text:style-name="P29">11. 128.244.42.5</text:p>
      <text:p text:style-name="P30">% <text:span text:style-name="T12">traceroute 128.244.42.5</text:span></text:p>
      <text:p text:style-name="P31">Start: 2025-02-12T01:57:42+0500</text:p>
      <text:p text:style-name="P24">HOST: DNSChecker.org <text:s text:c="60"/>Loss% <text:s text:c="2"/>Snt <text:s text:c="2"/>Last <text:s text:c="2"/>Avg <text:s/>Best <text:s/>Wrst StDev</text:p>
      <text:p text:style-name="P24"><text:s text:c="2"/>1.|-- ??? <text:s text:c="71"/>100.0 <text:s text:c="4"/>3 <text:s text:c="3"/>0.0 <text:s text:c="2"/>0.0 <text:s text:c="2"/>0.0 <text:s text:c="2"/>0.0 <text:s text:c="2"/>0.0</text:p>
      <text:p text:style-name="P24"><text:s text:c="2"/>2.|-- 10.74.132.77 <text:s text:c="63"/>0.0% <text:s text:c="4"/>3 <text:s text:c="3"/>0.7 <text:s text:c="2"/>0.9 <text:s text:c="2"/>0.5 <text:s text:c="2"/>1.6 <text:s text:c="2"/>0.6</text:p>
      <text:p text:style-name="P24"><text:s text:c="2"/>3.|-- 138.197.251.12 <text:s text:c="60"/>66.7% <text:s text:c="4"/>3 <text:s text:c="3"/>1.4 <text:s text:c="2"/>1.4 <text:s text:c="2"/>1.4 <text:s text:c="2"/>1.4 <text:s text:c="2"/>0.0</text:p>
      <text:p text:style-name="P24"><text:s text:c="2"/>4.|-- 143.244.192.166 <text:s text:c="60"/>0.0% <text:s text:c="4"/>3 <text:s text:c="3"/>0.3 <text:s text:c="2"/>0.6 <text:s text:c="2"/>0.3 <text:s text:c="2"/>1.0 <text:s text:c="2"/>0.4</text:p>
      <text:p text:style-name="P24"><text:s text:c="2"/>5.|-- 143.244.225.90 <text:s text:c="61"/>0.0% <text:s text:c="4"/>3 <text:s text:c="3"/>1.0 <text:s text:c="2"/>1.0 <text:s text:c="2"/>1.0 <text:s text:c="2"/>1.0 <text:s text:c="2"/>0.0</text:p>
      <text:p text:style-name="P24"><text:soft-page-break/><text:s text:c="2"/>6.|-- 143.244.225.21 <text:s text:c="61"/>0.0% <text:s text:c="4"/>3 <text:s text:c="3"/>0.6 <text:s text:c="2"/>0.7 <text:s text:c="2"/>0.6 <text:s text:c="2"/>0.9 <text:s text:c="2"/>0.2</text:p>
      <text:p text:style-name="P24"><text:s text:c="2"/>7.|-- 10gigabitethernet1-2.core1.nyc6.he.net (198.32.160.61) <text:s text:c="20"/>66.7% <text:s text:c="4"/>3 <text:s text:c="3"/>1.9 <text:s text:c="2"/>1.9 <text:s text:c="2"/>1.9 <text:s text:c="2"/>1.9 <text:s text:c="2"/>0.0</text:p>
      <text:p text:style-name="P24"><text:s text:c="2"/>8.|-- port-channel7.core2.nyc5.he.net (72.52.92.102) <text:s text:c="28"/>66.7% <text:s text:c="4"/>3 <text:s text:c="3"/>2.0 <text:s text:c="2"/>2.0 <text:s text:c="2"/>2.0 <text:s text:c="2"/>2.0 <text:s text:c="2"/>0.0</text:p>
      <text:p text:style-name="P24"><text:s text:c="2"/>9.|-- port-channel24.core3.ash1.he.net (184.104.189.84) <text:s text:c="26"/>0.0% <text:s text:c="4"/>3 <text:s text:c="3"/>7.5 <text:s text:c="2"/>7.6 <text:s text:c="2"/>6.8 <text:s text:c="2"/>8.4 <text:s text:c="2"/>0.8</text:p>
      <text:p text:style-name="P24"><text:s/>10.|-- johns-hopkins-applied-physics-lab.e0-7.switch2.ash1.he.net (209.51.181.30) <text:s/>0.0% <text:s text:c="4"/>3 <text:s text:c="3"/>7.6 <text:s text:c="2"/>7.5 <text:s text:c="2"/>7.3 <text:s text:c="2"/>7.6 <text:s text:c="2"/>0.1</text:p>
      <text:p text:style-name="P28"><text:span text:style-name="T11"><text:s/>11.|-- 128.244.42.5 <text:s text:c="63"/>0.0% <text:s text:c="4"/>3 <text:s text:c="3"/>8.0 <text:s text:c="2"/>7.7 <text:s text:c="2"/>7.3 <text:s text:c="2"/>8.0 <text:s text:c="2"/>0.3</text:span></text:p>
      <text:h text:style-name="Heading_20_1" text:outline-level="1">6. For IP addresses only, what DNS FQDNs are associated with the IP address? (Can use reverse DNS lookup/resolution) (only applies to 7 through 11 above)</text:h>
      <text:p text:style-name="P35">Using <text:a xlink:type="simple" xlink:href="https://dnschecker.org/reverse-dns.php" text:style-name="Internet_20_link" text:visited-style-name="Visited_20_Internet_20_Link"><text:span text:style-name="T13">https://dnschecker.org/reverse-dns.php</text:span></text:a><text:span text:style-name="T13"> </text:span>to find the hostname from IP</text:p>
      <text:p text:style-name="P35"/>
      <text:p text:style-name="P1">7. 23.55.27.118</text:p>
      <text:p text:style-name="P36">resolves to a23-55-27-118.deploy.static.akamaitechnologies.com</text:p>
      <text:p text:style-name="P1"/>
      <text:p text:style-name="P1">8. 104.112.42.112</text:p>
      <text:p text:style-name="P36">resolves to a104-112-42-112.deploy.static.akamaitechnologies.com</text:p>
      <text:p text:style-name="P1"/>
      <text:p text:style-name="P1">9. 216.58.219.196</text:p>
      <text:p text:style-name="P36">resolves to lga25s40-in-f4.1e100.net</text:p>
      <text:p text:style-name="P1"/>
      <text:p text:style-name="P1">10. 23.46.57.18</text:p>
      <text:p text:style-name="P36">resolves to a23-46-57-18.deploy.static.akamaitechnologies.com</text:p>
      <text:p text:style-name="P36"/>
      <text:p text:style-name="P1">11. 128.244.42.5</text:p>
      <text:p text:style-name="P36">does not resolve to a hostname</text:p>
      <text:p text:style-name="P36"/>
      <text:h text:style-name="Heading_20_1" text:outline-level="1">7. Why might Boarder Gateway Protocol (BGP) sometimes be preferred over Open Shortest Path First (OSPF)? Support your answer.</text:h>
      <text:p text:style-name="P37">OSPF is less suited for large scale network applications like routing on the Internet between ASes, <text:span text:style-name="T14">since OSPF uses the shortest path algorithm with a full map of the network to find the optimal route. This isn’t always available on large scales </text:span><text:span text:style-name="T15">and can be resource intensive to compute </text:span><text:span text:style-name="T16">at scale </text:span><text:span text:style-name="T17">whereas </text:span><text:span text:style-name="T14">BGP </text:span><text:span text:style-name="T18">can use </text:span><text:span text:style-name="T14">customized routing policies </text:span><text:span text:style-name="T19">for flexibility and control. </text:span><text:span text:style-name="T20">OSPF is preferred for intra network routing such as within an AS </text:span><text:span text:style-name="T21">where the network </text:span><text:span text:style-name="T22">database </text:span><text:span text:style-name="T21">is </text:span><text:span text:style-name="T22">built up from the routers communicating their link states </text:span><text:span text:style-name="T23">in order to calculate </text:span><text:span text:style-name="T24">an </text:span><text:span text:style-name="T23">optimum path</text:span><text:span text:style-name="T20">. BGP is </text:span><text:span text:style-name="T25">often </text:span><text:span text:style-name="T20">used to route between ASes </text:span><text:span text:style-name="T25">where the network is large, </text:span><text:span text:style-name="T26">complex,</text:span><text:span text:style-name="T25"> and dynamic </text:span><text:span text:style-name="T27">and the flow of data needs to be considered more </text:span><text:span text:style-name="T28">carefully </text:span><text:span text:style-name="T29">with policies</text:span><text:span text:style-name="T25">.</text:span></text:p>
      <text:h text:style-name="Heading_20_1" text:outline-level="1"><text:soft-page-break/>8. Discuss eight (8) differences between BGP and OSPF. (i..e, Implementation, Convergence, Design, Size of the network, Function, Algorithm, Protocol, Type, etc.)</text:h>
      <text:p text:style-name="P38">In the implementation of BGP and OSPF, there are different factors to determine the best pathway to route traffic. BGP uses a combination of factors like weight of a link, local preference factors, and distance and other metrics. OSPF uses the bandwidth and known or learned tables describing the network to find the lowest pathway cost. <text:span text:style-name="T30">BGP routes consider these different factors or custom policies can be used to make further rules or manual routes as required. This makes BGP more complex, but in large scales like Internet routing it becomes necessary to granularly define traffic routes. OSPF is simpler in calculating routes based on cost/metrics for bandwidth and delay, and can be more autonomous, especially on the smaller scales it typically operated on. </text:span>BGP is considered an external routing protocol <text:span text:style-name="T31">between ASes</text:span>, <text:span text:style-name="T31">whereas </text:span>OSPF is considered an internal routing protocol <text:span text:style-name="T31">for routing traffic locally </text:span><text:span text:style-name="T32">such as</text:span><text:span text:style-name="T31"> within an AS</text:span>. <text:span text:style-name="T33">BGP is a path vector protocol where each router has a list of sequences of ASes </text:span><text:span text:style-name="T34">for routing to a destinat</text:span><text:span text:style-name="T35">ion</text:span><text:span text:style-name="T33">, compared to OSPF in which routers advertise their link states to each other in order for each router to build a map of the network. OSPF converges faster than BGP because link state changes are advertised quickly, whereas BGP path traversal lists are updated more slowly. This </text:span><text:span text:style-name="T36">makes</text:span><text:span text:style-name="T33"> OSPF quick and efficient at smaller scales compared to the large scales that BGP is typically used for. </text:span><text:span text:style-name="T37">And</text:span><text:span text:style-name="T33"> BGP routers </text:span><text:span text:style-name="T37">only </text:span><text:span text:style-name="T33">know about the best route to a destination, whereas OSPF routers must build up a total map of the network by receiving information about all the link states. </text:span><text:span text:style-name="T38">At large scales this </text:span><text:span text:style-name="T39">becomes much more difficult. </text:span><text:span text:style-name="T30">BGP routers store path lists made up of ASes, and if that list contains itself it rejects the path to avoid forming a loop. OSPF uses sequence numbers and acknowledgements so that router advertisements are kept up to date </text:span><text:span text:style-name="T40">when</text:span><text:span text:style-name="T30"> form</text:span><text:span text:style-name="T40">ing topology</text:span><text:span text:style-name="T30"> in order to prevent loops when calculating optimum paths. </text:span></text:p>
      <text:p text:style-name="Standard"/>
      <text:h text:style-name="Heading_20_1" text:outline-level="1">9. Explain what CIDR Classful and Classless addresses are &amp; when you would use both?</text:h>
      <text:p text:style-name="P39">Classful addressing divides IP address spaces up into <text:span text:style-name="T41">predetermined </text:span>chunks or classes <text:span text:style-name="T42">with a chosen </text:span>IP address range <text:span text:style-name="T43">and bitmask </text:span><text:span text:style-name="T44">for each class</text:span>, such as <text:span text:style-name="T45">a c</text:span>lass A <text:span text:style-name="T45">network </text:span>being given out in blocks of millions of addressable IPs, then class B with tens of thousands, and so on <text:span text:style-name="T46">determined by the bitmask </text:span><text:span text:style-name="T47">for the class</text:span>. <text:span text:style-name="T43">Some ranges are marked for certain uses such as </text:span><text:span text:style-name="T45">class D for multicast and E </text:span><text:span text:style-name="T48">is </text:span><text:span text:style-name="T45">reserved for future use. </text:span><text:span text:style-name="T49">This led to wasteful problems like assigning more IP addresses than needed, or </text:span><text:span text:style-name="T50">problems </text:span><text:span text:style-name="T51">needing to assign</text:span><text:span text:style-name="T49"> multiple networks to </text:span><text:span text:style-name="T52">get</text:span><text:span text:style-name="T49"> the right number of addresses which becomes complex </text:span><text:span text:style-name="T53">to route to. </text:span><text:span text:style-name="T54">C</text:span><text:span text:style-name="T49">lassless </text:span><text:span text:style-name="T55">addresses </text:span><text:span text:style-name="T56">are</text:span><text:span text:style-name="T55"> a replacement </text:span><text:span text:style-name="T57">to</text:span><text:span text:style-name="T58"> classful addressing to fix these issues </text:span><text:span text:style-name="T59">and allocate IP addresses with variable length masks </text:span><text:span text:style-name="T60">that don’t have </text:span><text:span text:style-name="T61">follow the classful</text:span><text:span text:style-name="T62"> </text:span><text:span text:style-name="T60">pre</text:span><text:span text:style-name="T63">determined </text:span><text:span text:style-name="T64">range and bitmask</text:span><text:span text:style-name="T65">. </text:span><text:span text:style-name="T66">This lets address </text:span><text:span text:style-name="T67">ranges</text:span><text:span text:style-name="T66"> be divided </text:span><text:span text:style-name="T67">up based on how many addresses a </text:span><text:span text:style-name="T68">network needs, </text:span><text:span text:style-name="T69">which is more flexible </text:span><text:span text:style-name="T70">and less wasteful. </text:span><text:span text:style-name="T71">Classless Inter Domain Routing can route between </text:span><text:span text:style-name="T72">different legnth </text:span><text:span text:style-name="T71">subnets or combine routes </text:span><text:span text:style-name="T73">into </text:span><text:span text:style-name="T74">fewer routing table entries, making it more capable for large routing environments. </text:span><text:span text:style-name="T75">The older classful addressing would be used in legacy applications or when the predetermined division of the network is useful </text:span><text:span text:style-name="T76">such as </text:span><text:span text:style-name="T75">for </text:span><text:span text:style-name="T77">easier </text:span><text:span text:style-name="T75">troubleshooting.</text:span></text:p>
      <text:p text:style-name="P40"/>
      <text:p text:style-name="P40"/>
      <text:p text:style-name="P40"><text:soft-page-break/>Sources:</text:p>
      <text:p text:style-name="P40"><text:a xlink:type="simple" xlink:href="https://netseccloud.com/bgp-vs-ospf-understanding-the-differences-in-routing-protocols#Basics_of_BGP_and_OSPF" text:style-name="Internet_20_link" text:visited-style-name="Visited_20_Internet_20_Link">https://netseccloud.com/bgp-vs-ospf-understanding-the-differences-in-routing-protocols#Basics_of_BGP_and_OSPF</text:a></text:p>
      <text:p text:style-name="P40"><text:a xlink:type="simple" xlink:href="https://www.techtarget.com/searchnetworking/tip/BGP-vs-OSPF-When-to-use-each-protocol" text:style-name="Internet_20_link" text:visited-style-name="Visited_20_Internet_20_Link">https://www.techtarget.com/searchnetworking/tip/BGP-vs-OSPF-When-to-use-each-protocol</text:a></text:p>
      <text:p text:style-name="P40"><text:a xlink:type="simple" xlink:href="https://www.geeksforgeeks.org/difference-between-ospf-and-bgp/" text:style-name="Internet_20_link" text:visited-style-name="Visited_20_Internet_20_Link">https://www.geeksforgeeks.org/difference-between-ospf-and-bgp/</text:a></text:p>
      <text:p text:style-name="P40"><text:a xlink:type="simple" xlink:href="https://www.catchpoint.com/dynamic-routing-protocols/bgp-vs-ospf" text:style-name="Internet_20_link" text:visited-style-name="Visited_20_Internet_20_Link">https://www.catchpoint.com/dynamic-routing-protocols/bgp-vs-ospf</text:a></text:p>
      <text:p text:style-name="P40"><text:a xlink:type="simple" xlink:href="https://www.geeksforgeeks.org/classful-vs-classless-addressing/" text:style-name="Internet_20_link" text:visited-style-name="Visited_20_Internet_20_Link">https://www.geeksforgeeks.org/classful-vs-classless-addressing/</text:a></text:p>
      <text:p text:style-name="P40"><text:a xlink:type="simple" xlink:href="https://aws.amazon.com/what-is/cidr/" text:style-name="Internet_20_link" text:visited-style-name="Visited_20_Internet_20_Link">https://aws.amazon.com/what-is/cidr/</text:a></text:p>
      <text:p text:style-name="P40"/>
      <text:p text:style-name="P41">Sites Used:</text:p>
      <text:p text:style-name="P41">bgpview.io</text:p>
      <text:p text:style-name="P41">dnschecker.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0T13:37:24.764595000</meta:creation-date>
    <dc:date>2025-02-11T17:32:16.369153000</dc:date>
    <meta:editing-duration>PT1H58M50S</meta:editing-duration>
    <meta:editing-cycles>92</meta:editing-cycles>
    <meta:generator>LibreOffice/25.2.0.3$MacOSX_AARCH64 LibreOffice_project/e1cf4a87eb02d755bce1a01209907ea5ddc8f069</meta:generator>
    <meta:document-statistic meta:table-count="0" meta:image-count="0" meta:object-count="0" meta:page-count="13" meta:paragraph-count="394" meta:word-count="2888" meta:character-count="26549" meta:non-whitespace-character-count="17255"/>
  </office:meta>
</office:document-meta>
</file>